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2" style:family="table">
      <style:table-properties style:width="16.819cm" fo:margin-left="0cm" fo:margin-top="0cm" fo:margin-bottom="0cm" table:align="left" style:writing-mode="lr-tb"/>
    </style:style>
    <style:style style:name="Table12.A" style:family="table-column">
      <style:table-column-properties style:column-width="1.91cm"/>
    </style:style>
    <style:style style:name="Table12.B" style:family="table-column">
      <style:table-column-properties style:column-width="14.907cm"/>
    </style:style>
    <style:style style:name="Table12.1" style:family="table-row">
      <style:table-row-properties fo:keep-together="auto"/>
    </style:style>
    <style:style style:name="Table12.A1" style:family="table-cell">
      <style:table-cell-properties fo:background-color="#eeeeee" fo:padding="0.212cm" fo:border="0.5pt solid #000000">
        <style:background-image/>
      </style:table-cell-properties>
    </style:style>
    <style:style style:name="Table12.A2" style:family="table-cell">
      <style:table-cell-properties fo:background-color="transparent" fo:padding="0.212cm" fo:border="0.5pt solid #000000">
        <style:background-image/>
      </style:table-cell-properties>
    </style:style>
    <style:style style:name="Table13" style:family="table">
      <style:table-properties style:width="16.025cm" fo:margin-left="0cm" fo:margin-top="0cm" fo:margin-bottom="0cm" table:align="left" style:writing-mode="lr-tb"/>
    </style:style>
    <style:style style:name="Table13.A" style:family="table-column">
      <style:table-column-properties style:column-width="1.912cm"/>
    </style:style>
    <style:style style:name="Table13.B" style:family="table-column">
      <style:table-column-properties style:column-width="14.111cm"/>
    </style:style>
    <style:style style:name="Table13.1" style:family="table-row">
      <style:table-row-properties style:min-row-height="0.263cm" fo:keep-together="auto"/>
    </style:style>
    <style:style style:name="Table13.A1" style:family="table-cell">
      <style:table-cell-properties fo:background-color="#eeeeee" fo:padding="0.212cm" fo:border="0.5pt solid #000000">
        <style:background-image/>
      </style:table-cell-properties>
    </style:style>
    <style:style style:name="Table13.2" style:family="table-row">
      <style:table-row-properties fo:keep-together="auto"/>
    </style:style>
    <style:style style:name="Table13.A2" style:family="table-cell">
      <style:table-cell-properties fo:background-color="transparent" fo:padding="0.212cm" fo:border="0.5pt solid #000000">
        <style:background-image/>
      </style:table-cell-properties>
    </style:style>
    <style:style style:name="Table13.3" style:family="table-row">
      <style:table-row-properties fo:keep-together="auto"/>
    </style:style>
    <style:style style:name="Table13.4" style:family="table-row">
      <style:table-row-properties fo:keep-together="auto"/>
    </style:style>
    <style:style style:name="Table13.5" style:family="table-row">
      <style:table-row-properties fo:keep-together="auto"/>
    </style:style>
    <style:style style:name="Table13.6" style:family="table-row">
      <style:table-row-properties fo:keep-together="auto"/>
    </style:style>
    <style:style style:name="Table13.7" style:family="table-row">
      <style:table-row-properties fo:keep-together="auto"/>
    </style:style>
    <style:style style:name="Table13.8" style:family="table-row">
      <style:table-row-properties fo:keep-together="auto"/>
    </style:style>
    <style:style style:name="Table13.9" style:family="table-row">
      <style:table-row-properties fo:keep-together="auto"/>
    </style:style>
    <style:style style:name="Table13.10" style:family="table-row">
      <style:table-row-properties fo:keep-together="auto"/>
    </style:style>
    <style:style style:name="Table14" style:family="table">
      <style:table-properties style:width="17.448cm" fo:margin-left="0cm" fo:margin-top="0cm" fo:margin-bottom="0cm" table:align="left" style:writing-mode="lr-tb"/>
    </style:style>
    <style:style style:name="Table14.A" style:family="table-column">
      <style:table-column-properties style:column-width="6.652cm"/>
    </style:style>
    <style:style style:name="Table14.B" style:family="table-column">
      <style:table-column-properties style:column-width="4.89cm"/>
    </style:style>
    <style:style style:name="Table14.C" style:family="table-column">
      <style:table-column-properties style:column-width="5.907cm"/>
    </style:style>
    <style:style style:name="Table14.1" style:family="table-row">
      <style:table-row-properties fo:keep-together="auto"/>
    </style:style>
    <style:style style:name="Table14.A1" style:family="table-cell">
      <style:table-cell-properties fo:background-color="#eeeeee" fo:padding="0.212cm" fo:border="0.5pt solid #000000">
        <style:background-image/>
      </style:table-cell-properties>
    </style:style>
    <style:style style:name="Table14.2" style:family="table-row">
      <style:table-row-properties style:min-row-height="0.501cm" fo:keep-together="auto"/>
    </style:style>
    <style:style style:name="Table14.A2" style:family="table-cell">
      <style:table-cell-properties fo:background-color="transparent" fo:padding="0.212cm" fo:border="0.5pt solid #000000">
        <style:background-image/>
      </style:table-cell-properties>
    </style:style>
    <style:style style:name="Table14.6" style:family="table-row">
      <style:table-row-properties style:min-row-height="0.295cm" fo:keep-together="auto"/>
    </style:style>
    <style:style style:name="Table15" style:family="table">
      <style:table-properties style:width="17.201cm" fo:margin-left="0cm" fo:margin-top="0cm" fo:margin-bottom="0cm" table:align="left" style:writing-mode="lr-tb"/>
    </style:style>
    <style:style style:name="Table15.A" style:family="table-column">
      <style:table-column-properties style:column-width="5.232cm"/>
    </style:style>
    <style:style style:name="Table15.B" style:family="table-column">
      <style:table-column-properties style:column-width="4.343cm"/>
    </style:style>
    <style:style style:name="Table15.C" style:family="table-column">
      <style:table-column-properties style:column-width="7.627cm"/>
    </style:style>
    <style:style style:name="Table15.1" style:family="table-row">
      <style:table-row-properties style:min-row-height="0.395cm" fo:keep-together="auto"/>
    </style:style>
    <style:style style:name="Table15.A1" style:family="table-cell">
      <style:table-cell-properties fo:background-color="#eeeeee" fo:padding="0.212cm" fo:border="0.5pt solid #000000">
        <style:background-image/>
      </style:table-cell-properties>
    </style:style>
    <style:style style:name="Table15.2" style:family="table-row">
      <style:table-row-properties style:min-row-height="0.469cm" fo:keep-together="auto"/>
    </style:style>
    <style:style style:name="Table15.A2" style:family="table-cell">
      <style:table-cell-properties fo:background-color="transparent" fo:padding="0.212cm" fo:border="0.5pt solid #000000">
        <style:background-image/>
      </style:table-cell-properties>
    </style:style>
    <style:style style:name="Table15.3" style:family="table-row">
      <style:table-row-properties style:min-row-height="0.326cm" fo:keep-together="auto"/>
    </style:style>
    <style:style style:name="Table15.4" style:family="table-row">
      <style:table-row-properties style:min-row-height="0.374cm" fo:keep-together="auto"/>
    </style:style>
    <style:style style:name="Table16" style:family="table">
      <style:table-properties style:width="17.104cm" fo:margin-left="0cm" fo:margin-top="0cm" fo:margin-bottom="0cm" table:align="left" style:writing-mode="lr-tb"/>
    </style:style>
    <style:style style:name="Table16.A" style:family="table-column">
      <style:table-column-properties style:column-width="1.577cm"/>
    </style:style>
    <style:style style:name="Table16.B" style:family="table-column">
      <style:table-column-properties style:column-width="15.526cm"/>
    </style:style>
    <style:style style:name="Table16.1" style:family="table-row">
      <style:table-row-properties fo:keep-together="auto"/>
    </style:style>
    <style:style style:name="Table16.A1" style:family="table-cell">
      <style:table-cell-properties fo:background-color="#eeeeee" fo:padding="0.212cm" fo:border="0.5pt solid #000000">
        <style:background-image/>
      </style:table-cell-properties>
    </style:style>
    <style:style style:name="Table16.A2" style:family="table-cell">
      <style:table-cell-properties fo:background-color="transparent" fo:padding="0.212cm" fo:border="0.5pt solid #000000">
        <style:background-image/>
      </style:table-cell-properties>
    </style:style>
    <style:style style:name="Table16.6" style:family="table-row">
      <style:table-row-properties style:min-row-height="0.199cm" fo:keep-together="auto"/>
    </style:style>
    <style:style style:name="Table17" style:family="table">
      <style:table-properties style:width="16.787cm" fo:margin-left="0cm" fo:margin-top="0cm" fo:margin-bottom="0cm" table:align="left" style:writing-mode="lr-tb"/>
    </style:style>
    <style:style style:name="Table17.A" style:family="table-column">
      <style:table-column-properties style:column-width="3.45cm"/>
    </style:style>
    <style:style style:name="Table17.B" style:family="table-column">
      <style:table-column-properties style:column-width="13.335cm"/>
    </style:style>
    <style:style style:name="Table17.1" style:family="table-row">
      <style:table-row-properties style:min-row-height="0.427cm" fo:keep-together="auto"/>
    </style:style>
    <style:style style:name="Table17.A1" style:family="table-cell">
      <style:table-cell-properties fo:background-color="#ffffff" fo:padding-left="0.423cm" fo:padding-right="0.212cm" fo:padding-top="0.212cm" fo:padding-bottom="0.212cm" fo:border="0.5pt solid #000000">
        <style:background-image/>
      </style:table-cell-properties>
    </style:style>
    <style:style style:name="Table17.B1" style:family="table-cell">
      <style:table-cell-properties fo:background-color="#ffffff" fo:padding="0.212cm" fo:border="0.5pt solid #000000">
        <style:background-image/>
      </style:table-cell-properties>
    </style:style>
    <style:style style:name="Table17.A2" style:family="table-cell">
      <style:table-cell-properties fo:background-color="#f1f1f1" fo:padding-left="0.423cm" fo:padding-right="0.212cm" fo:padding-top="0.212cm" fo:padding-bottom="0.212cm" fo:border="0.5pt solid #000000">
        <style:background-image/>
      </style:table-cell-properties>
    </style:style>
    <style:style style:name="Table17.B2" style:family="table-cell">
      <style:table-cell-properties fo:background-color="#f1f1f1" fo:padding="0.212cm" fo:border="0.5pt solid #000000">
        <style:background-image/>
      </style:table-cell-properties>
    </style:style>
    <style:style style:name="Table17.12" style:family="table-row">
      <style:table-row-properties style:min-row-height="0.411cm" fo:keep-together="auto"/>
    </style:style>
    <style:style style:name="P1" style:family="paragraph" style:parent-style-name="HTML_20_Preformatted">
      <style:paragraph-properties fo:margin-top="0cm" fo:margin-bottom="0cm" loext:contextual-spacing="false" fo:line-height="100%" fo:padding-left="0cm" fo:padding-right="0.071cm" fo:padding-top="0.071cm" fo:padding-bottom="0.071cm" fo:border="0.74pt solid #888888"/>
      <style:text-properties officeooo:paragraph-rsid="00032fa7"/>
    </style:style>
    <style:style style:name="P2" style:family="paragraph" style:parent-style-name="HTML_20_Preformatted">
      <style:paragraph-properties fo:margin-top="0cm" fo:margin-bottom="0cm" loext:contextual-spacing="false" fo:line-height="100%" fo:padding-left="0cm" fo:padding-right="0.071cm" fo:padding-top="0.071cm" fo:padding-bottom="0.071cm" fo:border="0.74pt solid #888888"/>
      <style:text-properties fo:color="#000000" style:font-name="Times New Roman" fo:font-size="12pt" officeooo:paragraph-rsid="00032fa7" style:font-size-asian="12pt" style:font-name-complex="Times New Roman1" style:font-size-complex="12pt"/>
    </style:style>
    <style:style style:name="P3" style:family="paragraph" style:parent-style-name="HTML_20_Preformatted">
      <style:paragraph-properties fo:margin-top="0cm" fo:margin-bottom="0cm" loext:contextual-spacing="false" fo:line-height="100%"/>
      <style:text-properties officeooo:paragraph-rsid="00032fa7"/>
    </style:style>
    <style:style style:name="P4" style:family="paragraph" style:parent-style-name="HTML_20_Preformatted">
      <style:paragraph-properties fo:margin-top="0cm" fo:margin-bottom="0cm" loext:contextual-spacing="false" fo:line-height="100%"/>
      <style:text-properties style:font-name="Times New Roman" fo:font-size="12pt" officeooo:paragraph-rsid="00032fa7" style:font-size-asian="12pt" style:font-name-complex="Times New Roman1" style:font-size-complex="12pt"/>
    </style:style>
    <style:style style:name="P5" style:family="paragraph" style:parent-style-name="HTML_20_Preformatted">
      <style:paragraph-properties fo:margin-top="0cm" fo:margin-bottom="0cm" loext:contextual-spacing="false" fo:line-height="100%" fo:padding="0.071cm" fo:border="0.74pt solid #888888"/>
      <style:text-properties officeooo:paragraph-rsid="00032fa7"/>
    </style:style>
    <style:style style:name="P6" style:family="paragraph" style:parent-style-name="HTML_20_Preformatted">
      <style:paragraph-properties fo:margin-top="0cm" fo:margin-bottom="0cm" loext:contextual-spacing="false" fo:line-height="100%" fo:padding="0.071cm" fo:border="0.74pt solid #888888"/>
      <style:text-properties fo:color="#000000" style:font-name="Times New Roman" fo:font-size="12pt" officeooo:paragraph-rsid="00032fa7" style:font-size-asian="12pt" style:font-name-complex="Times New Roman1" style:font-size-complex="12pt"/>
    </style:style>
    <style:style style:name="P7" style:family="paragraph" style:parent-style-name="Heading_20_2" style:list-style-name="">
      <style:paragraph-properties fo:margin-top="0.071cm" fo:margin-bottom="0cm" loext:contextual-spacing="false" fo:line-height="100%"/>
      <style:text-properties officeooo:paragraph-rsid="00032fa7"/>
    </style:style>
    <style:style style:name="P8" style:family="paragraph" style:parent-style-name="Heading_20_2" style:list-style-name="">
      <style:paragraph-properties fo:margin-top="0.071cm" fo:margin-bottom="0cm" loext:contextual-spacing="false" fo:line-height="100%"/>
      <style:text-properties fo:color="#000000" style:font-name="Times New Roman" fo:font-size="12pt" fo:font-weight="bold" officeooo:paragraph-rsid="00032fa7" style:font-size-asian="12pt" style:font-weight-asian="bold" style:font-name-complex="Times New Roman1" style:font-size-complex="12pt" style:font-weight-complex="bold"/>
    </style:style>
    <style:style style:name="P9" style:family="paragraph" style:parent-style-name="Heading_20_2" style:list-style-name="">
      <loext:graphic-properties draw:fill="solid" draw:fill-color="#ffffff"/>
      <style:paragraph-properties fo:margin-top="0.265cm" fo:margin-bottom="0.265cm" loext:contextual-spacing="false" fo:line-height="100%" fo:background-color="#ffffff"/>
      <style:text-properties officeooo:paragraph-rsid="00032fa7"/>
    </style:style>
    <style:style style:name="P10" style:family="paragraph" style:parent-style-name="Normal_20__28_Web_29_">
      <style:paragraph-properties fo:margin-left="0.085cm" fo:margin-right="0.085cm" fo:margin-top="0.212cm" fo:margin-bottom="0.254cm" loext:contextual-spacing="false" fo:line-height="100%" fo:text-align="justify" style:justify-single-word="false" fo:text-indent="0cm" style:auto-text-indent="false"/>
      <style:text-properties officeooo:paragraph-rsid="00032fa7"/>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rsid="000682a5" officeooo:paragraph-rsid="000682a5" style:font-weight-asian="bold" style:font-weight-complex="bold"/>
    </style:style>
    <style:style style:name="P13" style:family="paragraph" style:parent-style-name="Standard">
      <style:text-properties style:text-underline-style="none" fo:font-weight="normal" officeooo:rsid="000682a5" officeooo:paragraph-rsid="000682a5" style:font-weight-asian="normal" style:font-weight-complex="normal"/>
    </style:style>
    <style:style style:name="P14" style:family="paragraph" style:parent-style-name="Standard">
      <style:text-properties style:text-underline-style="solid" style:text-underline-width="auto" style:text-underline-color="font-color" fo:font-weight="bold" officeooo:rsid="000682a5" officeooo:paragraph-rsid="000682a5" style:font-weight-asian="bold" style:font-weight-complex="bold"/>
    </style:style>
    <style:style style:name="P15" style:family="paragraph" style:parent-style-name="Standard">
      <style:text-properties fo:font-size="13pt" style:font-size-asian="13pt" style:font-size-complex="13pt"/>
    </style:style>
    <style:style style:name="P16" style:family="paragraph" style:parent-style-name="Standard">
      <style:text-properties fo:font-size="13pt" officeooo:rsid="000682a5" officeooo:paragraph-rsid="000682a5" style:font-size-asian="13pt" style:font-size-complex="13pt"/>
    </style:style>
    <style:style style:name="P17" style:family="paragraph" style:parent-style-name="Standard">
      <style:text-properties fo:font-size="13pt" style:text-underline-style="solid" style:text-underline-width="auto" style:text-underline-color="font-color" fo:font-weight="bold" officeooo:rsid="000682a5" officeooo:paragraph-rsid="000682a5" style:font-size-asian="13pt" style:font-weight-asian="bold" style:font-size-complex="13pt" style:font-weight-complex="bold"/>
    </style:style>
    <style:style style:name="P18" style:family="paragraph" style:parent-style-name="Standard">
      <style:text-properties style:text-line-through-style="none" style:text-line-through-type="none" fo:font-size="13pt" style:text-underline-style="solid" style:text-underline-width="auto" style:text-underline-color="font-color" fo:font-weight="bold" officeooo:rsid="0006f97a" officeooo:paragraph-rsid="0006f97a" style:font-size-asian="13pt" style:font-weight-asian="bold" style:font-size-complex="13pt" style:font-weight-complex="bold"/>
    </style:style>
    <style:style style:name="P19" style:family="paragraph" style:parent-style-name="Standard">
      <style:text-properties style:text-line-through-style="none" style:text-line-through-type="none" fo:font-size="13pt" style:text-underline-style="solid" style:text-underline-width="auto" style:text-underline-color="font-color" fo:font-weight="bold" officeooo:rsid="0008d8a7" officeooo:paragraph-rsid="0008d8a7" style:font-size-asian="13pt" style:font-weight-asian="bold" style:font-size-complex="13pt" style:font-weight-complex="bold"/>
    </style:style>
    <style:style style:name="P20" style:family="paragraph" style:parent-style-name="Standard">
      <style:text-properties style:text-line-through-style="none" style:text-line-through-type="none" fo:font-size="13pt" style:text-underline-style="none" fo:font-weight="normal" officeooo:rsid="000682a5" officeooo:paragraph-rsid="000682a5" style:font-size-asian="13pt" style:font-weight-asian="normal" style:font-size-complex="13pt" style:font-weight-complex="normal"/>
    </style:style>
    <style:style style:name="P21" style:family="paragraph" style:parent-style-name="Standard">
      <style:text-properties style:text-line-through-style="none" style:text-line-through-type="none" fo:font-size="13pt" style:text-underline-style="none" fo:font-weight="normal" officeooo:rsid="0006f97a" officeooo:paragraph-rsid="0006f97a" style:font-size-asian="13pt" style:font-weight-asian="normal" style:font-size-complex="13pt" style:font-weight-complex="normal"/>
    </style:style>
    <style:style style:name="P22" style:family="paragraph" style:parent-style-name="Standard">
      <style:text-properties style:text-line-through-style="none" style:text-line-through-type="none" fo:font-size="13pt" style:text-underline-style="none" fo:font-weight="normal" officeooo:rsid="0008d8a7" officeooo:paragraph-rsid="0008d8a7" style:font-size-asian="13pt" style:font-weight-asian="normal" style:font-size-complex="13pt" style:font-weight-complex="normal"/>
    </style:style>
    <style:style style:name="P23" style:family="paragraph" style:parent-style-name="Standard">
      <style:paragraph-properties fo:margin-left="0.085cm" fo:margin-right="0.085cm" fo:margin-top="0.212cm" fo:margin-bottom="0.254cm" loext:contextual-spacing="false" fo:line-height="100%" fo:text-align="justify" style:justify-single-word="false" fo:text-indent="0cm" style:auto-text-indent="false"/>
      <style:text-properties officeooo:paragraph-rsid="00032fa7"/>
    </style:style>
    <style:style style:name="P24" style:family="paragraph" style:parent-style-name="Standard">
      <style:paragraph-properties fo:margin-top="0cm" fo:margin-bottom="0cm" loext:contextual-spacing="false" fo:line-height="100%" fo:text-align="center" style:justify-single-word="false"/>
      <style:text-properties officeooo:paragraph-rsid="00032fa7"/>
    </style:style>
    <style:style style:name="P25" style:family="paragraph" style:parent-style-name="Standard">
      <style:paragraph-properties fo:margin-top="0cm" fo:margin-bottom="0cm" loext:contextual-spacing="false" fo:line-height="100%"/>
      <style:text-properties officeooo:paragraph-rsid="00032fa7"/>
    </style:style>
    <style:style style:name="P26" style:family="paragraph" style:parent-style-name="Standard">
      <style:paragraph-properties fo:margin-top="0cm" fo:margin-bottom="0cm" loext:contextual-spacing="false" fo:line-height="100%"/>
      <style:text-properties fo:color="#000000" style:font-name="Times New Roman" fo:font-size="12pt" fo:font-weight="bold" officeooo:paragraph-rsid="00032fa7" style:font-size-asian="12pt" style:font-weight-asian="bold" style:font-name-complex="Times New Roman1" style:font-size-complex="12pt"/>
    </style:style>
    <style:style style:name="P27" style:family="paragraph" style:parent-style-name="Standard">
      <style:paragraph-properties fo:margin-top="0cm" fo:margin-bottom="0cm" loext:contextual-spacing="false" fo:line-height="100%"/>
      <style:text-properties fo:color="#000000" style:font-name="Times New Roman" fo:font-size="12pt" officeooo:paragraph-rsid="00032fa7" style:font-size-asian="12pt" style:font-name-complex="Times New Roman1" style:font-size-complex="12pt" style:font-weight-complex="bold"/>
    </style:style>
    <style:style style:name="P28" style:family="paragraph" style:parent-style-name="Standard">
      <style:paragraph-properties fo:margin-top="0cm" fo:margin-bottom="0cm" loext:contextual-spacing="false" fo:line-height="100%"/>
      <style:text-properties style:font-name="Times New Roman" fo:font-size="12pt" fo:font-weight="bold" officeooo:paragraph-rsid="00032fa7" style:font-size-asian="12pt" style:font-weight-asian="bold" style:font-name-complex="Times New Roman1" style:font-size-complex="12pt" style:font-weight-complex="bold"/>
    </style:style>
    <style:style style:name="P29" style:family="paragraph" style:parent-style-name="Standard">
      <style:paragraph-properties fo:margin-top="0cm" fo:margin-bottom="0cm" loext:contextual-spacing="false" fo:line-height="0.423cm" fo:text-align="center" style:justify-single-word="false"/>
      <style:text-properties officeooo:paragraph-rsid="00032fa7"/>
    </style:style>
    <style:style style:name="P30" style:family="paragraph" style:parent-style-name="Standard">
      <style:paragraph-properties fo:margin-top="0cm" fo:margin-bottom="0cm" loext:contextual-spacing="false" fo:line-height="0.423cm"/>
      <style:text-properties officeooo:paragraph-rsid="00032fa7"/>
    </style:style>
    <style:style style:name="P31" style:family="paragraph" style:parent-style-name="Standard">
      <style:paragraph-properties fo:margin-top="0cm" fo:margin-bottom="0cm" loext:contextual-spacing="false" style:line-height-at-least="0.423cm" fo:text-align="center" style:justify-single-word="false"/>
      <style:text-properties officeooo:paragraph-rsid="00032fa7"/>
    </style:style>
    <style:style style:name="P32" style:family="paragraph" style:parent-style-name="Standard">
      <style:paragraph-properties fo:margin-top="0cm" fo:margin-bottom="0cm" loext:contextual-spacing="false" fo:line-height="100%" fo:padding="0.071cm" fo:border="0.74pt solid #888888">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32fa7"/>
    </style:style>
    <style:style style:name="P33" style:family="paragraph" style:parent-style-name="Standard">
      <style:paragraph-properties fo:margin-top="0cm" fo:margin-bottom="0.282cm" loext:contextual-spacing="false" fo:line-height="108%"/>
      <style:text-properties officeooo:paragraph-rsid="00032fa7"/>
    </style:style>
    <style:style style:name="P34" style:family="paragraph" style:parent-style-name="Standard">
      <style:paragraph-properties fo:margin-left="0cm" fo:margin-right="0.085cm" fo:margin-top="0cm" fo:margin-bottom="0cm" loext:contextual-spacing="false" fo:line-height="100%" fo:text-align="justify" style:justify-single-word="false" fo:text-indent="0cm" style:auto-text-indent="false"/>
      <style:text-properties fo:color="#000000" style:font-name="Times New Roman" fo:font-size="12pt" fo:font-weight="bold" officeooo:paragraph-rsid="00032fa7" style:font-size-asian="12pt" style:font-weight-asian="bold" style:font-name-complex="Times New Roman1" style:font-size-complex="12pt"/>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9.472cm"/>
        </style:tab-stops>
      </style:paragraph-properties>
      <style:text-properties fo:font-weight="bold" officeooo:paragraph-rsid="000682a5" style:font-weight-asian="bol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ab-stops>
          <style:tab-stop style:position="9.472cm"/>
        </style:tab-stops>
      </style:paragraph-properties>
      <style:text-properties style:text-underline-style="none" fo:font-weight="normal" officeooo:paragraph-rsid="000682a5" style:font-weight-asian="normal" style:font-weight-complex="normal"/>
    </style:style>
    <style:style style:name="T1" style:family="text">
      <style:text-properties style:font-name-asian="Calibri" style:language-asian="en" style:country-asian="US" style:font-weight-complex="bold"/>
    </style:style>
    <style:style style:name="T2" style:family="text">
      <style:text-properties fo:color="#000000" style:font-name="Times New Roman" fo:font-size="12pt" fo:font-weight="bold" style:font-size-asian="12pt" style:font-weight-asian="bold" style:font-name-complex="Times New Roman1" style:font-size-complex="12pt"/>
    </style:style>
    <style:style style:name="T3"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4"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5" style:family="text">
      <style:text-properties fo:color="#000000" style:font-name="Times New Roman" fo:font-size="12pt" fo:font-weight="bold" officeooo:rsid="00032fa7" style:font-size-asian="12pt" style:font-weight-asian="bold" style:font-name-complex="Times New Roman1" style:font-size-complex="12pt"/>
    </style:style>
    <style:style style:name="T6" style:family="text">
      <style:text-properties fo:color="#000000" style:font-name="Times New Roman" fo:font-size="12pt" style:font-name-asian="Times New Roman1" style:font-size-asian="12pt" style:font-name-complex="Times New Roman1" style:font-size-complex="12pt"/>
    </style:style>
    <style:style style:name="T7" style:family="text">
      <style:text-properties fo:color="#000000" style:font-name="Times New Roman" fo:font-size="12pt" style:font-name-asian="Times New Roman1" style:font-size-asian="12pt" style:font-name-complex="Times New Roman1" style:font-size-complex="12pt" style:font-weight-complex="bold"/>
    </style:style>
    <style:style style:name="T8" style:family="text">
      <style:text-properties fo:color="#000000" style:font-name="Times New Roman" fo:font-size="12pt" style:font-size-asian="12pt" style:font-name-complex="Times New Roman1" style:font-size-complex="12pt"/>
    </style:style>
    <style:style style:name="T9" style:family="text">
      <style:text-properties fo:color="#000000" style:font-name="Times New Roman" fo:font-size="12pt" style:font-size-asian="12pt" style:font-name-complex="Times New Roman1" style:font-size-complex="12pt" style:font-weight-complex="bold"/>
    </style:style>
    <style:style style:name="T10" style:family="text">
      <style:text-properties fo:color="#000000" style:font-name="Times New Roman" fo:font-size="12pt" style:font-name-asian="Calibri" style:font-size-asian="12pt" style:language-asian="en" style:country-asian="US" style:font-name-complex="Times New Roman1" style:font-size-complex="12pt" style:font-weight-complex="bold"/>
    </style:style>
    <style:style style:name="T11" style:family="text">
      <style:text-properties fo:color="#000000" style:font-name="Times New Roman" fo:font-size="12pt" style:font-name-asian="Calibri" style:font-size-asian="12pt" style:language-asian="en" style:country-asian="US" style:font-name-complex="Times New Roman1" style:font-size-complex="12pt" style:font-weight-complex="bold"/>
    </style:style>
    <style:style style:name="T12" style:family="text">
      <style:text-properties fo:color="#000000" style:font-name="Times New Roman" fo:font-size="12pt" style:text-underline-style="none" style:font-size-asian="12pt" style:font-name-complex="Times New Roman1" style:font-size-complex="12pt"/>
    </style:style>
    <style:style style:name="T13" style:family="text">
      <style:text-properties fo:color="#000000" style:font-name="Times New Roman" fo:font-size="11.5pt" style:font-size-asian="11.5pt" style:font-name-complex="Times New Roman1" style:font-size-complex="11.5pt"/>
    </style:style>
    <style:style style:name="T14" style:family="text">
      <style:text-properties fo:color="#000000"/>
    </style:style>
    <style:style style:name="T15" style:family="text">
      <style:text-properties fo:color="#000000" fo:font-weight="bold" style:font-weight-asian="bold" style:font-weight-complex="bold"/>
    </style:style>
    <style:style style:name="T16" style:family="text">
      <style:text-properties fo:color="#000000" style:font-name-asian="Calibri" style:language-asian="en" style:country-asian="US" style:font-weight-complex="bold"/>
    </style:style>
    <style:style style:name="T17" style:family="text">
      <style:text-properties fo:color="#000000" fo:font-size="12pt" fo:font-weight="bold" style:font-size-asian="12pt" style:font-weight-asian="bold" style:font-size-complex="12pt" style:font-weight-complex="bold"/>
    </style:style>
    <style:style style:name="T18" style:family="text">
      <style:text-properties fo:color="#000000" fo:font-size="12pt" style:font-size-asian="12pt" style:font-size-complex="12pt"/>
    </style:style>
    <style:style style:name="T19" style:family="text">
      <style:text-properties fo:color="#000000" style:font-name="Helvetica" fo:font-size="13pt" style:text-underline-style="solid" style:text-underline-width="auto" style:text-underline-color="font-color" fo:background-color="#ffffff" loext:char-shading-value="0" style:font-name-asian="Calibri" style:font-size-asian="13pt" style:language-asian="en" style:country-asian="US" style:font-name-complex="Helvetica1" style:font-size-complex="13pt" style:font-weight-complex="bold"/>
    </style:style>
    <style:style style:name="T20" style:family="text">
      <style:text-properties style:font-name="Times New Roman" fo:font-size="12pt" fo:font-weight="bold" style:font-size-asian="12pt" style:font-weight-asian="bold" style:font-name-complex="Times New Roman1" style:font-size-complex="12pt" style:font-weight-complex="bold"/>
    </style:style>
    <style:style style:name="T21"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22" style:family="text">
      <style:text-properties style:font-name="Times New Roman" fo:font-size="12pt" style:font-size-asian="12pt" style:font-name-complex="Times New Roman1" style:font-size-complex="12pt"/>
    </style:style>
    <style:style style:name="T23" style:family="text">
      <style:text-properties style:font-name="Times New Roman" fo:font-size="12pt" style:font-name-asian="Times New Roman1" style:font-size-asian="12pt" style:font-name-complex="Times New Roman1" style:font-size-complex="12pt"/>
    </style:style>
    <style:style style:name="T24" style:family="text">
      <style:text-properties fo:color="#666600" style:font-name="Times New Roman" fo:font-size="12pt" style:font-name-asian="Times New Roman1" style:font-size-asian="12pt" style:font-name-complex="Times New Roman1" style:font-size-complex="12pt"/>
    </style:style>
    <style:style style:name="T25" style:family="text">
      <style:text-properties fo:color="#666600" style:font-name="Times New Roman" fo:font-size="12pt" style:font-size-asian="12pt" style:font-name-complex="Times New Roman1" style:font-size-complex="12pt"/>
    </style:style>
    <style:style style:name="T26" style:family="text">
      <style:text-properties fo:color="#008800" style:font-name="Times New Roman" fo:font-size="12pt" style:font-name-asian="Times New Roman1" style:font-size-asian="12pt" style:font-name-complex="Times New Roman1" style:font-size-complex="12pt"/>
    </style:style>
    <style:style style:name="T27" style:family="text">
      <style:text-properties fo:color="#008800" style:font-name="Times New Roman" fo:font-size="12pt" style:font-size-asian="12pt" style:font-name-complex="Times New Roman1" style:font-size-complex="12pt"/>
    </style:style>
    <style:style style:name="T28" style:family="text">
      <style:text-properties fo:color="#006666" style:font-name="Times New Roman" fo:font-size="12pt" style:font-name-asian="Times New Roman1" style:font-size-asian="12pt" style:font-name-complex="Times New Roman1" style:font-size-complex="12pt"/>
    </style:style>
    <style:style style:name="T29" style:family="text">
      <style:text-properties fo:color="#006666" style:font-name="Times New Roman" fo:font-size="12pt" style:font-size-asian="12pt" style:font-name-complex="Times New Roman1" style:font-size-complex="12pt"/>
    </style:style>
    <style:style style:name="T30" style:family="text">
      <style:text-properties fo:color="#880000" style:font-name="Times New Roman" fo:font-size="12pt" style:font-size-asian="12pt" style:font-name-complex="Times New Roman1" style:font-size-complex="12pt"/>
    </style:style>
    <style:style style:name="T31" style:family="text">
      <style:text-properties fo:color="#000088" style:font-name="Times New Roman" fo:font-size="12pt" style:font-size-asian="12pt" style:font-name-complex="Times New Roman1" style:font-size-complex="12pt"/>
    </style:style>
    <style:style style:name="T32" style:family="text">
      <style:text-properties fo:color="#31313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3" style:family="text">
      <style:text-properties fo:color="#313131" style:font-name="Times New Roman" fo:font-size="12pt" style:font-name-asian="Times New Roman1" style:font-size-asian="12pt" style:font-name-complex="Times New Roman1" style:font-size-complex="12pt"/>
    </style:style>
    <style:style style:name="T34" style:family="text">
      <style:text-properties fo:color="#313131" style:font-name="Times New Roman" fo:font-size="12pt" style:text-underline-style="none" style:font-size-asian="12pt" style:font-name-complex="Times New Roman1" style:font-size-complex="12pt"/>
    </style:style>
    <style:style style:name="T35" style:family="text">
      <style:text-properties style:font-name="Arial" fo:font-size="10.5pt" fo:font-weight="bold" style:font-size-asian="10.5pt" style:font-weight-asian="bold" style:font-name-complex="Arial1" style:font-size-complex="10.5pt" style:font-weight-complex="bold"/>
    </style:style>
    <style:style style:name="T36" style:family="text">
      <style:text-properties style:font-name="Helvetica" fo:font-size="13pt" style:text-underline-style="solid" style:text-underline-width="auto" style:text-underline-color="font-color" fo:background-color="#ffffff" loext:char-shading-value="0" style:font-name-asian="Calibri" style:font-size-asian="13pt" style:language-asian="en" style:country-asian="US" style:font-name-complex="Helvetica1" style:font-size-complex="13pt"/>
    </style:style>
    <style:style style:name="T37" style:family="text">
      <style:text-properties style:font-name="Helvetica" fo:font-size="13pt" officeooo:rsid="000682a5" fo:background-color="#ffffff" loext:char-shading-value="0" style:font-name-asian="Calibri" style:font-size-asian="13pt" style:language-asian="en" style:country-asian="US" style:font-name-complex="Helvetica1" style:font-size-complex="13pt"/>
    </style:style>
    <style:style style:name="T38" style:family="text">
      <style:text-properties style:font-name="Helvetica" fo:font-size="13pt" fo:background-color="#ffffff" loext:char-shading-value="0" style:font-name-asian="Calibri" style:font-size-asian="13pt" style:language-asian="en" style:country-asian="US" style:font-name-complex="Helvetica1" style:font-size-complex="13pt"/>
    </style:style>
    <style:style style:name="T39" style:family="text">
      <style:text-properties style:font-name="Helvetica" fo:background-color="#ffffff" loext:char-shading-value="0" style:font-name-complex="Helvetica1"/>
    </style:style>
    <style:style style:name="T40" style:family="text">
      <style:text-properties style:font-name="Helvetica" style:text-underline-style="none" fo:font-weight="normal" fo:background-color="#ffffff" loext:char-shading-value="0" style:font-weight-asian="normal" style:font-name-complex="Helvetica1" style:font-weight-complex="normal"/>
    </style:style>
    <style:style style:name="T41" style:family="text">
      <style:text-properties style:font-name="Helvetica" style:text-underline-style="none" fo:background-color="#ffffff" loext:char-shading-value="0" style:font-name-complex="Helvetica1"/>
    </style:style>
    <style:style style:name="T42" style:family="text">
      <style:text-properties style:text-underline-style="none"/>
    </style:style>
    <style:style style:name="T43" style:family="text">
      <style:text-properties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text:span text:style-name="T2"><text:tab/><text:tab/><text:tab/><text:tab/><text:tab/> <text:s text:c="4"/></text:span><text:span text:style-name="T5">Experiment 3</text:span></text:p>
      <text:p text:style-name="P25"><text:span text:style-name="T5"/></text:p>
      <text:p text:style-name="P25"><text:span text:style-name="T2">Aim : Write python programs to understand List Tuple, Dictionaries and Arrays</text:span><text:bookmark text:name="_Hlk29391206"/></text:p>
      <text:p text:style-name="P26"/>
      <text:p text:style-name="P25"><text:span text:style-name="T2">Theory: </text:span></text:p>
      <text:p text:style-name="P28"/>
      <text:p text:style-name="P25"><text:span text:style-name="T20">[A ]List:</text:span></text:p>
      <text:p text:style-name="P33"><text:span text:style-name="T20"><text:s text:c="2"/><text:tab/></text:span><text:span text:style-name="T6">The list is the most versatile datatype available in Python, which can be written as a list of comma-separated values (items) between square brackets. Important thing about a list is that the items in a list need not be of the same type.</text:span></text:p>
      <text:p text:style-name="P23"><text:span text:style-name="T6">Creating a list is as simple as putting different comma-separated values between square brackets. For example −</text:span></text:p>
      <text:p text:style-name="P32"><text:span text:style-name="T6">list1 </text:span><text:span text:style-name="T24">=</text:span><text:span text:style-name="T6"> </text:span><text:span text:style-name="T24">[</text:span><text:span text:style-name="T26">'physics'</text:span><text:span text:style-name="T24">,</text:span><text:span text:style-name="T6"> </text:span><text:span text:style-name="T26">'chemistry'</text:span><text:span text:style-name="T24">,</text:span><text:span text:style-name="T6"> </text:span><text:span text:style-name="T28">1997</text:span><text:span text:style-name="T24">,</text:span><text:span text:style-name="T6"> </text:span><text:span text:style-name="T28">2000</text:span><text:span text:style-name="T24">];</text:span></text:p>
      <text:p text:style-name="P32"><text:span text:style-name="T6">list2 </text:span><text:span text:style-name="T24">=</text:span><text:span text:style-name="T6"> </text:span><text:span text:style-name="T24">[</text:span><text:span text:style-name="T28">1</text:span><text:span text:style-name="T24">,</text:span><text:span text:style-name="T6"> </text:span><text:span text:style-name="T28">2</text:span><text:span text:style-name="T24">,</text:span><text:span text:style-name="T6"> </text:span><text:span text:style-name="T28">3</text:span><text:span text:style-name="T24">,</text:span><text:span text:style-name="T6"> </text:span><text:span text:style-name="T28">4</text:span><text:span text:style-name="T24">,</text:span><text:span text:style-name="T6"> </text:span><text:span text:style-name="T28">5</text:span><text:span text:style-name="T6"> </text:span><text:span text:style-name="T24">];</text:span></text:p>
      <text:p text:style-name="P32"><text:span text:style-name="T6">list3 </text:span><text:span text:style-name="T24">=</text:span><text:span text:style-name="T6"> </text:span><text:span text:style-name="T24">[</text:span><text:span text:style-name="T26">"a"</text:span><text:span text:style-name="T24">,</text:span><text:span text:style-name="T6"> </text:span><text:span text:style-name="T26">"b"</text:span><text:span text:style-name="T24">,</text:span><text:span text:style-name="T6"> </text:span><text:span text:style-name="T26">"c"</text:span><text:span text:style-name="T24">,</text:span><text:span text:style-name="T6"> </text:span><text:span text:style-name="T26">"d"</text:span><text:span text:style-name="T24">];</text:span></text:p>
      <text:p text:style-name="P23"><text:span text:style-name="T6">Similar to string indices, list indices start at 0, and lists can be sliced, concatenated and so on.</text:span></text:p>
      <text:h text:style-name="P7" text:outline-level="2"><text:span text:style-name="T3">Accessing Values in Lists</text:span></text:h>
      <text:p text:style-name="P10"><text:span text:style-name="T14">To access values in lists, use the square brackets for slicing along with the index or indices to obtain value available at that index. For example −</text:span></text:p>
      <text:p text:style-name="P28"/>
      <text:p text:style-name="P1"><text:span text:style-name="com"><text:span text:style-name="T30">#!/usr/bin/python3</text:span></text:span></text:p>
      <text:p text:style-name="P2"><text:span text:style-name="pln"/></text:p>
      <text:p text:style-name="P1"><text:span text:style-name="pln"><text:span text:style-name="T8">list1 </text:span></text:span><text:span text:style-name="pun"><text:span text:style-name="T25">=</text:span></text:span><text:span text:style-name="pln"><text:span text:style-name="T8"> </text:span></text:span><text:span text:style-name="pun"><text:span text:style-name="T25">[</text:span></text:span><text:span text:style-name="str"><text:span text:style-name="T27">'physics'</text:span></text:span><text:span text:style-name="pun"><text:span text:style-name="T25">,</text:span></text:span><text:span text:style-name="pln"><text:span text:style-name="T8"> </text:span></text:span><text:span text:style-name="str"><text:span text:style-name="T27">'chemistry'</text:span></text:span><text:span text:style-name="pun"><text:span text:style-name="T25">,</text:span></text:span><text:span text:style-name="pln"><text:span text:style-name="T8"> </text:span></text:span><text:span text:style-name="lit"><text:span text:style-name="T29">1997</text:span></text:span><text:span text:style-name="pun"><text:span text:style-name="T25">,</text:span></text:span><text:span text:style-name="pln"><text:span text:style-name="T8"> </text:span></text:span><text:span text:style-name="lit"><text:span text:style-name="T29">2000</text:span></text:span><text:span text:style-name="pun"><text:span text:style-name="T25">]</text:span></text:span></text:p>
      <text:p text:style-name="P1"><text:span text:style-name="pln"><text:span text:style-name="T8">list2 </text:span></text:span><text:span text:style-name="pun"><text:span text:style-name="T25">=</text:span></text:span><text:span text:style-name="pln"><text:span text:style-name="T8"> </text:span></text:span><text:span text:style-name="pun"><text:span text:style-name="T25">[</text:span></text:span><text:span text:style-name="lit"><text:span text:style-name="T29">1</text:span></text:span><text:span text:style-name="pun"><text:span text:style-name="T25">,</text:span></text:span><text:span text:style-name="pln"><text:span text:style-name="T8"> </text:span></text:span><text:span text:style-name="lit"><text:span text:style-name="T29">2</text:span></text:span><text:span text:style-name="pun"><text:span text:style-name="T25">,</text:span></text:span><text:span text:style-name="pln"><text:span text:style-name="T8"> </text:span></text:span><text:span text:style-name="lit"><text:span text:style-name="T29">3</text:span></text:span><text:span text:style-name="pun"><text:span text:style-name="T25">,</text:span></text:span><text:span text:style-name="pln"><text:span text:style-name="T8"> </text:span></text:span><text:span text:style-name="lit"><text:span text:style-name="T29">4</text:span></text:span><text:span text:style-name="pun"><text:span text:style-name="T25">,</text:span></text:span><text:span text:style-name="pln"><text:span text:style-name="T8"> </text:span></text:span><text:span text:style-name="lit"><text:span text:style-name="T29">5</text:span></text:span><text:span text:style-name="pun"><text:span text:style-name="T25">,</text:span></text:span><text:span text:style-name="pln"><text:span text:style-name="T8"> </text:span></text:span><text:span text:style-name="lit"><text:span text:style-name="T29">6</text:span></text:span><text:span text:style-name="pun"><text:span text:style-name="T25">,</text:span></text:span><text:span text:style-name="pln"><text:span text:style-name="T8"> </text:span></text:span><text:span text:style-name="lit"><text:span text:style-name="T29">7</text:span></text:span><text:span text:style-name="pln"><text:span text:style-name="T8"> </text:span></text:span><text:span text:style-name="pun"><text:span text:style-name="T25">]</text:span></text:span></text:p>
      <text:p text:style-name="P2"/>
      <text:p text:style-name="P1"><text:span text:style-name="kwd"><text:span text:style-name="T31">print</text:span></text:span><text:span text:style-name="pln"><text:span text:style-name="T8"> </text:span></text:span><text:span text:style-name="pun"><text:span text:style-name="T25">(</text:span></text:span><text:span text:style-name="str"><text:span text:style-name="T27">"list1[0]: "</text:span></text:span><text:span text:style-name="pun"><text:span text:style-name="T25">,</text:span></text:span><text:span text:style-name="pln"><text:span text:style-name="T8"> list1</text:span></text:span><text:span text:style-name="pun"><text:span text:style-name="T25">[</text:span></text:span><text:span text:style-name="lit"><text:span text:style-name="T29">0</text:span></text:span><text:span text:style-name="pun"><text:span text:style-name="T25">])</text:span></text:span></text:p>
      <text:p text:style-name="P1"><text:span text:style-name="kwd"><text:span text:style-name="T31">print</text:span></text:span><text:span text:style-name="pln"><text:span text:style-name="T8"> </text:span></text:span><text:span text:style-name="pun"><text:span text:style-name="T25">(</text:span></text:span><text:span text:style-name="str"><text:span text:style-name="T27">"list2[1:5]: "</text:span></text:span><text:span text:style-name="pun"><text:span text:style-name="T25">,</text:span></text:span><text:span text:style-name="pln"><text:span text:style-name="T8"> list2</text:span></text:span><text:span text:style-name="pun"><text:span text:style-name="T25">[</text:span></text:span><text:span text:style-name="lit"><text:span text:style-name="T29">1</text:span></text:span><text:span text:style-name="pun"><text:span text:style-name="T25">:</text:span></text:span><text:span text:style-name="lit"><text:span text:style-name="T29">5</text:span></text:span><text:span text:style-name="pun"><text:span text:style-name="T25">])</text:span></text:span></text:p>
      <text:p text:style-name="P10"><text:span text:style-name="T14">When the above code is executed, it produces the following result −</text:span></text:p>
      <text:p text:style-name="P3"><text:span text:style-name="T22">list1[0]: <text:s/>physics</text:span></text:p>
      <text:p text:style-name="P3"><text:span text:style-name="T22">list2[1:5]: <text:s/>[2, 3, 4, 5]</text:span></text:p>
      <text:h text:style-name="P8" text:outline-level="2"/>
      <text:h text:style-name="P7" text:outline-level="2"><text:span text:style-name="T3">Updating Lists</text:span></text:h>
      <text:p text:style-name="P10"><text:span text:style-name="T14">You can update single or multiple elements of lists by giving the slice on the left-hand side of the assignment operator, and you can add to elements in a list with the append() method. For example −</text:span></text:p>
      <text:p text:style-name="P5"><text:span text:style-name="com"><text:span text:style-name="T30">#!/usr/bin/python3</text:span></text:span></text:p>
      <text:p text:style-name="P6"><text:span text:style-name="pln"/></text:p>
      <text:p text:style-name="P5"><text:span text:style-name="pln"><text:span text:style-name="T8">list </text:span></text:span><text:span text:style-name="pun"><text:span text:style-name="T25">=</text:span></text:span><text:span text:style-name="pln"><text:span text:style-name="T8"> </text:span></text:span><text:span text:style-name="pun"><text:span text:style-name="T25">[</text:span></text:span><text:span text:style-name="str"><text:span text:style-name="T27">'physics'</text:span></text:span><text:span text:style-name="pun"><text:span text:style-name="T25">,</text:span></text:span><text:span text:style-name="pln"><text:span text:style-name="T8"> </text:span></text:span><text:span text:style-name="str"><text:span text:style-name="T27">'chemistry'</text:span></text:span><text:span text:style-name="pun"><text:span text:style-name="T25">,</text:span></text:span><text:span text:style-name="pln"><text:span text:style-name="T8"> </text:span></text:span><text:span text:style-name="lit"><text:span text:style-name="T29">1997</text:span></text:span><text:span text:style-name="pun"><text:span text:style-name="T25">,</text:span></text:span><text:span text:style-name="pln"><text:span text:style-name="T8"> </text:span></text:span><text:span text:style-name="lit"><text:span text:style-name="T29">2000</text:span></text:span><text:span text:style-name="pun"><text:span text:style-name="T25">]</text:span></text:span></text:p>
      <text:p text:style-name="P5"><text:span text:style-name="kwd"><text:span text:style-name="T31">print</text:span></text:span><text:span text:style-name="pln"><text:span text:style-name="T8"> </text:span></text:span><text:span text:style-name="pun"><text:span text:style-name="T25">(</text:span></text:span><text:span text:style-name="str"><text:span text:style-name="T27">"Value available at index 2 : "</text:span></text:span><text:span text:style-name="pun"><text:span text:style-name="T25">,</text:span></text:span><text:span text:style-name="pln"><text:span text:style-name="T8"> list</text:span></text:span><text:span text:style-name="pun"><text:span text:style-name="T25">[</text:span></text:span><text:span text:style-name="lit"><text:span text:style-name="T29">2</text:span></text:span><text:span text:style-name="pun"><text:span text:style-name="T25">])</text:span></text:span></text:p>
      <text:p text:style-name="P6"><text:span text:style-name="pln"/></text:p>
      <text:p text:style-name="P5"><text:span text:style-name="pln"><text:span text:style-name="T8">list</text:span></text:span><text:span text:style-name="pun"><text:span text:style-name="T25">[</text:span></text:span><text:span text:style-name="lit"><text:span text:style-name="T29">2</text:span></text:span><text:span text:style-name="pun"><text:span text:style-name="T25">]</text:span></text:span><text:span text:style-name="pln"><text:span text:style-name="T8"> </text:span></text:span><text:span text:style-name="pun"><text:span text:style-name="T25">=</text:span></text:span><text:span text:style-name="pln"><text:span text:style-name="T8"> </text:span></text:span><text:span text:style-name="lit"><text:span text:style-name="T29">2001</text:span></text:span></text:p>
      <text:p text:style-name="P5"><text:span text:style-name="kwd"><text:span text:style-name="T31">print</text:span></text:span><text:span text:style-name="pln"><text:span text:style-name="T8"> </text:span></text:span><text:span text:style-name="pun"><text:span text:style-name="T25">(</text:span></text:span><text:span text:style-name="str"><text:span text:style-name="T27">"New value available at index 2 : "</text:span></text:span><text:span text:style-name="pun"><text:span text:style-name="T25">,</text:span></text:span><text:span text:style-name="pln"><text:span text:style-name="T8"> list</text:span></text:span><text:span text:style-name="pun"><text:span text:style-name="T25">[</text:span></text:span><text:span text:style-name="lit"><text:span text:style-name="T29">2</text:span></text:span><text:span text:style-name="pun"><text:span text:style-name="T25">])</text:span></text:span></text:p>
      <text:p text:style-name="P10"><text:soft-page-break/><text:span text:style-name="T15">Note</text:span><text:span text:style-name="T14"> − The append() method is discussed in the subsequent section.</text:span></text:p>
      <text:p text:style-name="P10"><text:span text:style-name="T14">When the above code is executed, it produces the following result −</text:span></text:p>
      <text:p text:style-name="P3"><text:span text:style-name="T22">Value available at index 2 : <text:s/>1997</text:span></text:p>
      <text:p text:style-name="P3"><text:span text:style-name="T22">New value available at index 2 : <text:s/>2001</text:span></text:p>
      <text:p text:style-name="P4"/>
      <text:h text:style-name="P7" text:outline-level="2"><text:span text:style-name="T3">Delete List Elements</text:span></text:h>
      <text:p text:style-name="P10"><text:span text:style-name="T14">To remove a list element, you can use either the </text:span><text:span text:style-name="T15">del</text:span><text:span text:style-name="T14"> statement if you know exactly which element(s) you are deleting. You can use the remove() method if you do not know exactly which items to delete. For example −</text:span> </text:p>
      <text:p text:style-name="P5"><text:span text:style-name="com"><text:span text:style-name="T30">#!/usr/bin/python3</text:span></text:span></text:p>
      <text:p text:style-name="P6"><text:span text:style-name="pln"/></text:p>
      <text:p text:style-name="P5"><text:span text:style-name="pln"><text:span text:style-name="T8">list </text:span></text:span><text:span text:style-name="pun"><text:span text:style-name="T25">=</text:span></text:span><text:span text:style-name="pln"><text:span text:style-name="T8"> </text:span></text:span><text:span text:style-name="pun"><text:span text:style-name="T25">[</text:span></text:span><text:span text:style-name="str"><text:span text:style-name="T27">'physics'</text:span></text:span><text:span text:style-name="pun"><text:span text:style-name="T25">,</text:span></text:span><text:span text:style-name="pln"><text:span text:style-name="T8"> </text:span></text:span><text:span text:style-name="str"><text:span text:style-name="T27">'chemistry'</text:span></text:span><text:span text:style-name="pun"><text:span text:style-name="T25">,</text:span></text:span><text:span text:style-name="pln"><text:span text:style-name="T8"> </text:span></text:span><text:span text:style-name="lit"><text:span text:style-name="T29">1997</text:span></text:span><text:span text:style-name="pun"><text:span text:style-name="T25">,</text:span></text:span><text:span text:style-name="pln"><text:span text:style-name="T8"> </text:span></text:span><text:span text:style-name="lit"><text:span text:style-name="T29">2000</text:span></text:span><text:span text:style-name="pun"><text:span text:style-name="T25">]</text:span></text:span></text:p>
      <text:p text:style-name="P5"><text:span text:style-name="kwd"><text:span text:style-name="T31">print</text:span></text:span><text:span text:style-name="pln"><text:span text:style-name="T8"> </text:span></text:span><text:span text:style-name="pun"><text:span text:style-name="T25">(</text:span></text:span><text:span text:style-name="pln"><text:span text:style-name="T8">list</text:span></text:span><text:span text:style-name="pun"><text:span text:style-name="T25">)</text:span></text:span></text:p>
      <text:p text:style-name="P6"><text:span text:style-name="pln"/></text:p>
      <text:p text:style-name="P5"><text:span text:style-name="kwd"><text:span text:style-name="T31">del</text:span></text:span><text:span text:style-name="pln"><text:span text:style-name="T8"> list</text:span></text:span><text:span text:style-name="pun"><text:span text:style-name="T25">[</text:span></text:span><text:span text:style-name="lit"><text:span text:style-name="T29">2</text:span></text:span><text:span text:style-name="pun"><text:span text:style-name="T25">]</text:span></text:span></text:p>
      <text:p text:style-name="P5"><text:span text:style-name="kwd"><text:span text:style-name="T31">print</text:span></text:span><text:span text:style-name="pln"><text:span text:style-name="T8"> </text:span></text:span><text:span text:style-name="pun"><text:span text:style-name="T25">(</text:span></text:span><text:span text:style-name="str"><text:span text:style-name="T27">"After deleting value at index 2 : "</text:span></text:span><text:span text:style-name="pun"><text:span text:style-name="T25">,</text:span></text:span><text:span text:style-name="pln"><text:span text:style-name="T8"> list</text:span></text:span><text:span text:style-name="pun"><text:span text:style-name="T25">)</text:span></text:span></text:p>
      <text:p text:style-name="P10"><text:span text:style-name="T14">When the above code is executed, it produces the following result −</text:span></text:p>
      <text:p text:style-name="P3"><text:span text:style-name="T22">['physics', 'chemistry', 1997, 2000]</text:span></text:p>
      <text:p text:style-name="P4"/>
      <text:p text:style-name="P3"><text:span text:style-name="T22">After deleting value at index 2 : <text:s/>['physics', 'chemistry', 2000]</text:span></text:p>
      <text:p text:style-name="P26"/>
      <text:p text:style-name="P23"><text:span text:style-name="T6">ython includes the following list functions −</text:span></text:p>
      <table:table table:name="Table12" table:style-name="Table12">
        <table:table-column table:style-name="Table12.A"/>
        <table:table-column table:style-name="Table12.B"/>
        <table:table-row table:style-name="Table12.1">
          <table:table-cell table:style-name="Table12.A1" office:value-type="string">
            <text:p text:style-name="P29"><text:span text:style-name="T21">Sr.No.</text:span></text:p>
          </table:table-cell>
          <table:table-cell table:style-name="Table12.A1" office:value-type="string">
            <text:p text:style-name="P29"><text:span text:style-name="T21">Function &amp; Description</text:span></text:p>
          </table:table-cell>
        </table:table-row>
        <table:table-row table:style-name="Table12.1">
          <table:table-cell table:style-name="Table12.A2" office:value-type="string">
            <text:p text:style-name="P30"><text:span text:style-name="T23">1</text:span></text:p>
          </table:table-cell>
          <table:table-cell table:style-name="Table12.A2" office:value-type="string">
            <text:p text:style-name="P30"><text:a xlink:type="simple" xlink:href="https://www.tutorialspoint.com/python3/list_cmp.htm" text:style-name="Standard" text:visited-style-name="Standard"><text:span text:style-name="T32">cmp(list1, list2)</text:span></text:a><text:span text:style-name="T23"> : </text:span><text:span text:style-name="T6">No longer available in Python 3.</text:span></text:p>
          </table:table-cell>
        </table:table-row>
        <table:table-row table:style-name="Table12.1">
          <table:table-cell table:style-name="Table12.A2" office:value-type="string">
            <text:p text:style-name="P30"><text:span text:style-name="T23">2</text:span></text:p>
          </table:table-cell>
          <table:table-cell table:style-name="Table12.A2" office:value-type="string">
            <text:p text:style-name="P30"><text:a xlink:type="simple" xlink:href="https://www.tutorialspoint.com/python3/list_len.htm" text:style-name="Standard" text:visited-style-name="Standard"><text:span text:style-name="T32">len(list)</text:span></text:a><text:span text:style-name="T23"> : </text:span><text:span text:style-name="T6">Gives the total length of the list.</text:span></text:p>
          </table:table-cell>
        </table:table-row>
        <table:table-row table:style-name="Table12.1">
          <table:table-cell table:style-name="Table12.A2" office:value-type="string">
            <text:p text:style-name="P30"><text:span text:style-name="T23">3</text:span></text:p>
          </table:table-cell>
          <table:table-cell table:style-name="Table12.A2" office:value-type="string">
            <text:p text:style-name="P30"><text:a xlink:type="simple" xlink:href="https://www.tutorialspoint.com/python3/list_max.htm" text:style-name="Standard" text:visited-style-name="Standard"><text:span text:style-name="T32">max(list)</text:span></text:a><text:span text:style-name="T23"> : </text:span><text:span text:style-name="T6">Returns item from the list with max value.</text:span></text:p>
          </table:table-cell>
        </table:table-row>
        <table:table-row table:style-name="Table12.1">
          <table:table-cell table:style-name="Table12.A2" office:value-type="string">
            <text:p text:style-name="P30"><text:span text:style-name="T23">4</text:span></text:p>
          </table:table-cell>
          <table:table-cell table:style-name="Table12.A2" office:value-type="string">
            <text:p text:style-name="P30"><text:a xlink:type="simple" xlink:href="https://www.tutorialspoint.com/python3/list_min.htm" text:style-name="Standard" text:visited-style-name="Standard"><text:span text:style-name="T32">min(list)</text:span></text:a><text:span text:style-name="T23"> : </text:span><text:span text:style-name="T6">Returns item from the list with min value.</text:span></text:p>
          </table:table-cell>
        </table:table-row>
        <table:table-row table:style-name="Table12.1">
          <table:table-cell table:style-name="Table12.A2" office:value-type="string">
            <text:p text:style-name="P30"><text:span text:style-name="T23">5</text:span></text:p>
          </table:table-cell>
          <table:table-cell table:style-name="Table12.A2" office:value-type="string">
            <text:p text:style-name="P30"><text:a xlink:type="simple" xlink:href="https://www.tutorialspoint.com/python3/list_list.htm" text:style-name="Standard" text:visited-style-name="Standard"><text:span text:style-name="T32">list(seq)</text:span></text:a><text:span text:style-name="T23"> : </text:span><text:span text:style-name="T6">Converts a tuple into list.</text:span></text:p>
          </table:table-cell>
        </table:table-row>
      </table:table>
      <text:p text:style-name="P28"/>
      <text:p text:style-name="P28"/>
      <text:p text:style-name="P28"/>
      <text:p text:style-name="P28"/>
      <text:p text:style-name="P28"/>
      <text:p text:style-name="P28"/>
      <text:p text:style-name="P28"/>
      <text:p text:style-name="P28"/>
      <text:p text:style-name="P28"/>
      <text:p text:style-name="P28"/>
      <text:p text:style-name="P23"><text:span text:style-name="T6">Python includes the following list methods −</text:span></text:p>
      <table:table table:name="Table13" table:style-name="Table13">
        <table:table-column table:style-name="Table13.A"/>
        <table:table-column table:style-name="Table13.B"/>
        <text:soft-page-break/>
        <table:table-row table:style-name="Table13.1">
          <table:table-cell table:style-name="Table13.A1" office:value-type="string">
            <text:p text:style-name="P24"><text:span text:style-name="T21">Sr</text:span></text:p>
          </table:table-cell>
          <table:table-cell table:style-name="Table13.A1" office:value-type="string">
            <text:p text:style-name="P24"><text:span text:style-name="T21">Methods &amp; Description</text:span></text:p>
          </table:table-cell>
        </table:table-row>
        <table:table-row table:style-name="Table13.2">
          <table:table-cell table:style-name="Table13.A2" office:value-type="string">
            <text:p text:style-name="P25"><text:span text:style-name="T23">1</text:span></text:p>
          </table:table-cell>
          <table:table-cell table:style-name="Table13.A2" office:value-type="string">
            <text:p text:style-name="P25"><text:a xlink:type="simple" xlink:href="https://www.tutorialspoint.com/python3/list_append.htm" text:style-name="Standard" text:visited-style-name="Standard"><text:span text:style-name="T33">list.append(obj)</text:span></text:a><text:span text:style-name="T23"> : </text:span><text:span text:style-name="T6">Appends object obj to list</text:span></text:p>
          </table:table-cell>
        </table:table-row>
        <table:table-row table:style-name="Table13.3">
          <table:table-cell table:style-name="Table13.A2" office:value-type="string">
            <text:p text:style-name="P25"><text:span text:style-name="T23">2</text:span></text:p>
          </table:table-cell>
          <table:table-cell table:style-name="Table13.A2" office:value-type="string">
            <text:p text:style-name="P25"><text:a xlink:type="simple" xlink:href="https://www.tutorialspoint.com/python3/list_count.htm" text:style-name="Standard" text:visited-style-name="Standard"><text:span text:style-name="T33">list.count(obj)</text:span></text:a><text:span text:style-name="T23"> : </text:span><text:span text:style-name="T6">Returns count of how many times obj occurs in list</text:span></text:p>
          </table:table-cell>
        </table:table-row>
        <table:table-row table:style-name="Table13.4">
          <table:table-cell table:style-name="Table13.A2" office:value-type="string">
            <text:p text:style-name="P25"><text:span text:style-name="T23">3</text:span></text:p>
          </table:table-cell>
          <table:table-cell table:style-name="Table13.A2" office:value-type="string">
            <text:p text:style-name="P25"><text:a xlink:type="simple" xlink:href="https://www.tutorialspoint.com/python3/list_extend.htm" text:style-name="Standard" text:visited-style-name="Standard"><text:span text:style-name="T33">list.extend(seq)</text:span></text:a><text:span text:style-name="T23"> : </text:span><text:span text:style-name="T6">Appends the contents of seq to list</text:span></text:p>
          </table:table-cell>
        </table:table-row>
        <table:table-row table:style-name="Table13.5">
          <table:table-cell table:style-name="Table13.A2" office:value-type="string">
            <text:p text:style-name="P25"><text:span text:style-name="T23">4</text:span></text:p>
          </table:table-cell>
          <table:table-cell table:style-name="Table13.A2" office:value-type="string">
            <text:p text:style-name="P25"><text:a xlink:type="simple" xlink:href="https://www.tutorialspoint.com/python3/list_index.htm" text:style-name="Standard" text:visited-style-name="Standard"><text:span text:style-name="T33">list.index(obj)</text:span></text:a><text:span text:style-name="T23"> : <text:s/></text:span><text:span text:style-name="T6">Returns the lowest index in list that obj appears</text:span></text:p>
          </table:table-cell>
        </table:table-row>
        <table:table-row table:style-name="Table13.6">
          <table:table-cell table:style-name="Table13.A2" office:value-type="string">
            <text:p text:style-name="P25"><text:span text:style-name="T23">5</text:span></text:p>
          </table:table-cell>
          <table:table-cell table:style-name="Table13.A2" office:value-type="string">
            <text:p text:style-name="P25"><text:a xlink:type="simple" xlink:href="https://www.tutorialspoint.com/python3/list_insert.htm" text:style-name="Standard" text:visited-style-name="Standard"><text:span text:style-name="T33">list.insert(index, obj)</text:span></text:a><text:span text:style-name="T23"> : </text:span><text:span text:style-name="T6">Inserts object obj into list at offset index</text:span></text:p>
          </table:table-cell>
        </table:table-row>
        <table:table-row table:style-name="Table13.7">
          <table:table-cell table:style-name="Table13.A2" office:value-type="string">
            <text:p text:style-name="P25"><text:span text:style-name="T23">6</text:span></text:p>
          </table:table-cell>
          <table:table-cell table:style-name="Table13.A2" office:value-type="string">
            <text:p text:style-name="P25"><text:a xlink:type="simple" xlink:href="https://www.tutorialspoint.com/python3/list_pop.htm" text:style-name="Standard" text:visited-style-name="Standard"><text:span text:style-name="T33">list.pop(obj = list[-1])</text:span></text:a><text:span text:style-name="T23"> : </text:span><text:span text:style-name="T6">Removes and returns last object or obj from list</text:span></text:p>
          </table:table-cell>
        </table:table-row>
        <table:table-row table:style-name="Table13.8">
          <table:table-cell table:style-name="Table13.A2" office:value-type="string">
            <text:p text:style-name="P25"><text:span text:style-name="T23">7</text:span></text:p>
          </table:table-cell>
          <table:table-cell table:style-name="Table13.A2" office:value-type="string">
            <text:p text:style-name="P25"><text:a xlink:type="simple" xlink:href="https://www.tutorialspoint.com/python3/list_remove.htm" text:style-name="Standard" text:visited-style-name="Standard"><text:span text:style-name="T33">list.remove(obj)</text:span></text:a><text:span text:style-name="T23"> : </text:span><text:span text:style-name="T6">Removes object obj from list</text:span></text:p>
          </table:table-cell>
        </table:table-row>
        <table:table-row table:style-name="Table13.9">
          <table:table-cell table:style-name="Table13.A2" office:value-type="string">
            <text:p text:style-name="P25"><text:span text:style-name="T23">8</text:span></text:p>
          </table:table-cell>
          <table:table-cell table:style-name="Table13.A2" office:value-type="string">
            <text:p text:style-name="P25"><text:a xlink:type="simple" xlink:href="https://www.tutorialspoint.com/python3/list_reverse.htm" text:style-name="Standard" text:visited-style-name="Standard"><text:span text:style-name="T33">list.reverse()</text:span></text:a><text:span text:style-name="T23"> : </text:span><text:span text:style-name="T6">Reverses objects of list in place</text:span></text:p>
          </table:table-cell>
        </table:table-row>
        <table:table-row table:style-name="Table13.10">
          <table:table-cell table:style-name="Table13.A2" office:value-type="string">
            <text:p text:style-name="P25"><text:span text:style-name="T23">9</text:span></text:p>
          </table:table-cell>
          <table:table-cell table:style-name="Table13.A2" office:value-type="string">
            <text:p text:style-name="P25"><text:a xlink:type="simple" xlink:href="https://www.tutorialspoint.com/python3/list_sort.htm" text:style-name="Standard" text:visited-style-name="Standard"><text:span text:style-name="T33">list.sort([func])</text:span></text:a><text:span text:style-name="T23"> : </text:span><text:span text:style-name="T6">Sorts objects of list, use compare func if given</text:span></text:p>
          </table:table-cell>
        </table:table-row>
      </table:table>
      <text:p text:style-name="P26"/>
      <text:p text:style-name="P26"/>
      <text:p text:style-name="P25"><text:span text:style-name="T2">[B] Tuple:</text:span></text:p>
      <text:p text:style-name="P26"/>
      <text:p text:style-name="P25"><text:span text:style-name="T9">A tuple is a sequence of immutable Python objects. Tuples are sequences, just like lists. The main difference between the tuples and the lists is that the tuples cannot be changed unlike lists. Tuples use parentheses, whereas lists use square brackets.</text:span></text:p>
      <text:p text:style-name="P27"/>
      <text:p text:style-name="P25"><text:span text:style-name="T9">Creating a tuple is as simple as putting different comma-separated values. Optionally, you can put these comma-separated values between parentheses also. For example −</text:span></text:p>
      <text:p text:style-name="P27"/>
      <text:p text:style-name="P25"><text:span text:style-name="T9">tup1 = ('physics', 'chemistry', 1997, 2000)</text:span></text:p>
      <text:p text:style-name="P25"><text:span text:style-name="T9">tup2 = (1, 2, 3, 4, 5 )</text:span></text:p>
      <text:p text:style-name="P25"><text:span text:style-name="T9">tup3 = "a", "b", "c", "d"</text:span></text:p>
      <text:p text:style-name="P23"><text:span text:style-name="T7">The empty tuple is written as two parentheses containing nothing −</text:span></text:p>
      <text:p text:style-name="P27"/>
      <text:p text:style-name="P25"><text:span text:style-name="T9">tup1 = ();</text:span></text:p>
      <text:p text:style-name="P25"><text:span text:style-name="T9">To write a tuple containing a single value you have to include a comma, even though there is only one value −</text:span></text:p>
      <text:p text:style-name="P27"/>
      <text:p text:style-name="P25"><text:span text:style-name="T9">tup1 = (50,)</text:span></text:p>
      <text:p text:style-name="P25"><text:span text:style-name="T9">Like string indices, tuple indices start at 0, and they can be sliced, concatenated, and so on.</text:span></text:p>
      <text:p text:style-name="P27"/>
      <text:p text:style-name="P27"/>
      <text:p text:style-name="P25"><text:span text:style-name="T2">Accessing Values in Tuples</text:span></text:p>
      <text:p text:style-name="P27"/>
      <text:p text:style-name="P25"><text:span text:style-name="T9">To access values in tuple, use the square brackets for slicing along with the index or indices to obtain the value available at that index. For example −</text:span></text:p>
      <text:p text:style-name="P27"/>
      <text:p text:style-name="P25"><text:soft-page-break/><text:span text:style-name="T9"><text:s text:c="2"/>#!/usr/bin/python3</text:span></text:p>
      <text:p text:style-name="P27"/>
      <text:p text:style-name="P25"><text:span text:style-name="T9">tup1 = ('physics', 'chemistry', 1997, 2000)</text:span></text:p>
      <text:p text:style-name="P25"><text:span text:style-name="T9">tup2 = (1, 2, 3, 4, 5, 6, 7 )</text:span></text:p>
      <text:p text:style-name="P27"/>
      <text:p text:style-name="P25"><text:span text:style-name="T9">print ("tup1[0]: ", tup1[0])</text:span></text:p>
      <text:p text:style-name="P25"><text:span text:style-name="T9">print ("tup2[1:5]: ", tup2[1:5])</text:span></text:p>
      <text:p text:style-name="P25"><text:span text:style-name="T9">When the above code is executed, it produces the following result −</text:span></text:p>
      <text:p text:style-name="P27"/>
      <text:p text:style-name="P25"><text:span text:style-name="T9">tup1[0]: <text:s/>physics</text:span></text:p>
      <text:p text:style-name="P25"><text:span text:style-name="T9">tup2[1:5]: <text:s/>(2, 3, 4, 5)</text:span></text:p>
      <text:p text:style-name="P27"/>
      <text:p text:style-name="P25"><text:span text:style-name="T2">Updating Tuples</text:span></text:p>
      <text:p text:style-name="P27"/>
      <text:p text:style-name="P25"><text:span text:style-name="T9">Tuples are immutable, which means you cannot update or change the values of tuple elements. You are able to take portions of the existing tuples to create new tuples as the following example demonstrates −</text:span></text:p>
      <text:p text:style-name="P25"><text:span text:style-name="T9"><text:s/></text:span></text:p>
      <text:p text:style-name="P25"><text:span text:style-name="T9">#!/usr/bin/python3</text:span></text:p>
      <text:p text:style-name="P27"/>
      <text:p text:style-name="P25"><text:span text:style-name="T9">tup1 = (12, 34.56)</text:span></text:p>
      <text:p text:style-name="P25"><text:span text:style-name="T9">tup2 = ('abc', 'xyz')</text:span></text:p>
      <text:p text:style-name="P27"/>
      <text:p text:style-name="P25"><text:span text:style-name="T9"># Following action is not valid for tuples</text:span></text:p>
      <text:p text:style-name="P25"><text:span text:style-name="T9"># tup1[0] = 100;</text:span></text:p>
      <text:p text:style-name="P27"/>
      <text:p text:style-name="P25"><text:span text:style-name="T9"># So let's create a new tuple as follows</text:span></text:p>
      <text:p text:style-name="P25"><text:span text:style-name="T9">tup3 = tup1 + tup2</text:span></text:p>
      <text:p text:style-name="P25"><text:span text:style-name="T9">print (tup3)</text:span></text:p>
      <text:p text:style-name="P25"><text:span text:style-name="T9">When the above code is executed, it produces the following result −</text:span></text:p>
      <text:p text:style-name="P27"/>
      <text:p text:style-name="P25"><text:span text:style-name="T9">(12, 34.56, 'abc', 'xyz')</text:span></text:p>
      <text:p text:style-name="P27"/>
      <text:p text:style-name="P25"><text:span text:style-name="T2">Delete Tuple Elements</text:span></text:p>
      <text:p text:style-name="P27"/>
      <text:p text:style-name="P25"><text:span text:style-name="T9">Removing individual tuple elements is not possible. There is, of course, nothing wrong with putting together another tuple with the undesired elements discarded.</text:span></text:p>
      <text:p text:style-name="P27"/>
      <text:p text:style-name="P27"/>
      <text:p text:style-name="P27"/>
      <text:p text:style-name="P27"/>
      <text:p text:style-name="P25"><text:span text:style-name="T2">To explicitly remove an entire tuple, just use the del statement. For example −</text:span></text:p>
      <text:p text:style-name="P27"/>
      <text:p text:style-name="P25"><text:span text:style-name="T9">#!/usr/bin/python3</text:span></text:p>
      <text:p text:style-name="P27"/>
      <text:p text:style-name="P25"><text:span text:style-name="T9">tup = ('physics', 'chemistry', 1997, 2000);</text:span></text:p>
      <text:p text:style-name="P27"/>
      <text:p text:style-name="P25"><text:span text:style-name="T9">print (tup)</text:span></text:p>
      <text:p text:style-name="P25"><text:span text:style-name="T9">del tup;</text:span></text:p>
      <text:p text:style-name="P25"><text:soft-page-break/><text:span text:style-name="T9">print ("After deleting tup : ")</text:span></text:p>
      <text:p text:style-name="P25"><text:span text:style-name="T9">print (tup)</text:span></text:p>
      <text:p text:style-name="P25"><text:span text:style-name="T9">This produces the following result.</text:span></text:p>
      <text:p text:style-name="P27"/>
      <text:p text:style-name="P25"><text:span text:style-name="T2">Note − An exception is raised. This is because after del tup, tuple does not exist anymore.</text:span></text:p>
      <text:p text:style-name="P27"/>
      <text:p text:style-name="P25"><text:span text:style-name="T9">('physics', 'chemistry', 1997, 2000)</text:span></text:p>
      <text:p text:style-name="P25"><text:span text:style-name="T9">After deleting tup :</text:span></text:p>
      <text:p text:style-name="P25"><text:span text:style-name="T9">Traceback (most recent call last):</text:span></text:p>
      <text:p text:style-name="P25"><text:span text:style-name="T9"><text:s text:c="3"/>File "test.py", line 9, in &lt;module&gt;</text:span></text:p>
      <text:p text:style-name="P25"><text:span text:style-name="T9"><text:s text:c="6"/>print tup;</text:span></text:p>
      <text:p text:style-name="P27"/>
      <text:p text:style-name="P25"><text:span text:style-name="T9">NameError: name 'tup' is not defined</text:span></text:p>
      <text:p text:style-name="P26"/>
      <text:h text:style-name="P7" text:outline-level="2"><text:span text:style-name="T3">Basic Tuples Operations</text:span></text:h>
      <text:p text:style-name="P10"><text:span text:style-name="T16">Tuples respond to the + and * operators much like strings; they mean concatenation and repetition here too, except that the result is a new tuple, not a string.</text:span></text:p>
      <text:p text:style-name="P23"><text:span text:style-name="T10">In fact, tuples respond to all of the general sequence operations we used on strings in the previous chapter.</text:span></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24"><text:span text:style-name="T35">Python Expression</text:span></text:p>
          </table:table-cell>
          <table:table-cell table:style-name="Table14.A1" office:value-type="string">
            <text:p text:style-name="P24"><text:span text:style-name="T35">Results</text:span></text:p>
          </table:table-cell>
          <table:table-cell table:style-name="Table14.A1" office:value-type="string">
            <text:p text:style-name="P24"><text:span text:style-name="T35">Description</text:span></text:p>
          </table:table-cell>
        </table:table-row>
        <table:table-row table:style-name="Table14.2">
          <table:table-cell table:style-name="Table14.A2" office:value-type="string">
            <text:p text:style-name="P31"><text:span text:style-name="T22">len((1, 2, 3))</text:span></text:p>
          </table:table-cell>
          <table:table-cell table:style-name="Table14.A2" office:value-type="string">
            <text:p text:style-name="P31"><text:span text:style-name="T22">3</text:span></text:p>
          </table:table-cell>
          <table:table-cell table:style-name="Table14.A2" office:value-type="string">
            <text:p text:style-name="P31"><text:span text:style-name="T22">Length</text:span></text:p>
          </table:table-cell>
        </table:table-row>
        <table:table-row table:style-name="Table14.1">
          <table:table-cell table:style-name="Table14.A2" office:value-type="string">
            <text:p text:style-name="P31"><text:span text:style-name="T22">(1, 2, 3) + (4, 5, 6)</text:span></text:p>
          </table:table-cell>
          <table:table-cell table:style-name="Table14.A2" office:value-type="string">
            <text:p text:style-name="P31"><text:span text:style-name="T22">(1, 2, 3, 4, 5, 6)</text:span></text:p>
          </table:table-cell>
          <table:table-cell table:style-name="Table14.A2" office:value-type="string">
            <text:p text:style-name="P31"><text:span text:style-name="T22">Concatenation</text:span></text:p>
          </table:table-cell>
        </table:table-row>
        <table:table-row table:style-name="Table14.1">
          <table:table-cell table:style-name="Table14.A2" office:value-type="string">
            <text:p text:style-name="P31"><text:span text:style-name="T22">('Hi!',) * 4</text:span></text:p>
          </table:table-cell>
          <table:table-cell table:style-name="Table14.A2" office:value-type="string">
            <text:p text:style-name="P31"><text:span text:style-name="T22">('Hi!', 'Hi!', 'Hi!', 'Hi!')</text:span></text:p>
          </table:table-cell>
          <table:table-cell table:style-name="Table14.A2" office:value-type="string">
            <text:p text:style-name="P31"><text:span text:style-name="T22">Repetition</text:span></text:p>
          </table:table-cell>
        </table:table-row>
        <table:table-row table:style-name="Table14.1">
          <table:table-cell table:style-name="Table14.A2" office:value-type="string">
            <text:p text:style-name="P31"><text:span text:style-name="T22">3 in (1, 2, 3)</text:span></text:p>
          </table:table-cell>
          <table:table-cell table:style-name="Table14.A2" office:value-type="string">
            <text:p text:style-name="P31"><text:span text:style-name="T22">True</text:span></text:p>
          </table:table-cell>
          <table:table-cell table:style-name="Table14.A2" office:value-type="string">
            <text:p text:style-name="P31"><text:span text:style-name="T22">Membership</text:span></text:p>
          </table:table-cell>
        </table:table-row>
        <table:table-row table:style-name="Table14.6">
          <table:table-cell table:style-name="Table14.A2" office:value-type="string">
            <text:p text:style-name="P31"><text:span text:style-name="T22">for x in (1,2,3) : print (x, end = ' ')</text:span></text:p>
          </table:table-cell>
          <table:table-cell table:style-name="Table14.A2" office:value-type="string">
            <text:p text:style-name="P31"><text:span text:style-name="T22">1 2 3</text:span></text:p>
          </table:table-cell>
          <table:table-cell table:style-name="Table14.A2" office:value-type="string">
            <text:p text:style-name="P31"><text:span text:style-name="T22">Iteration</text:span></text:p>
          </table:table-cell>
        </table:table-row>
      </table:table>
      <text:h text:style-name="P8" text:outline-level="2"/>
      <text:p text:style-name="P25"/>
      <text:h text:style-name="P7" text:outline-level="2"><text:span text:style-name="T3">Indexing, Slicing, and Matrixes</text:span></text:h>
      <text:p text:style-name="P23"><text:span text:style-name="T10">Since tuples are sequences, indexing and slicing work the same way for tuples as they do for strings, assuming the following input −</text:span></text:p>
      <text:p text:style-name="P23"><text:span text:style-name="T10"><text:s text:c="51"/>T=('C++', 'Java', 'Python')</text:span></text:p>
      <text:p text:style-name="P4"/>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4"><text:span text:style-name="T20">Python Expression</text:span></text:p>
          </table:table-cell>
          <table:table-cell table:style-name="Table15.A1" office:value-type="string">
            <text:p text:style-name="P24"><text:span text:style-name="T20">Results</text:span></text:p>
          </table:table-cell>
          <table:table-cell table:style-name="Table15.A1" office:value-type="string">
            <text:p text:style-name="P24"><text:span text:style-name="T20">Description</text:span></text:p>
          </table:table-cell>
        </table:table-row>
        <table:table-row table:style-name="Table15.2">
          <table:table-cell table:style-name="Table15.A2" office:value-type="string">
            <text:p text:style-name="P24"><text:span text:style-name="T22">T[2]</text:span></text:p>
          </table:table-cell>
          <table:table-cell table:style-name="Table15.A2" office:value-type="string">
            <text:p text:style-name="P24"><text:span text:style-name="T22">'Python'</text:span></text:p>
          </table:table-cell>
          <table:table-cell table:style-name="Table15.A2" office:value-type="string">
            <text:p text:style-name="P24"><text:span text:style-name="T22">Offsets start at zero</text:span></text:p>
          </table:table-cell>
        </table:table-row>
        <table:table-row table:style-name="Table15.3">
          <table:table-cell table:style-name="Table15.A2" office:value-type="string">
            <text:p text:style-name="P24"><text:span text:style-name="T22">T[-2]</text:span></text:p>
          </table:table-cell>
          <table:table-cell table:style-name="Table15.A2" office:value-type="string">
            <text:p text:style-name="P24"><text:span text:style-name="T22">'Java'</text:span></text:p>
          </table:table-cell>
          <table:table-cell table:style-name="Table15.A2" office:value-type="string">
            <text:p text:style-name="P24"><text:span text:style-name="T22">Negative: count from the right</text:span></text:p>
          </table:table-cell>
        </table:table-row>
        <text:soft-page-break/>
        <table:table-row table:style-name="Table15.4">
          <table:table-cell table:style-name="Table15.A2" office:value-type="string">
            <text:p text:style-name="P24"><text:span text:style-name="T22">T[1:]</text:span></text:p>
          </table:table-cell>
          <table:table-cell table:style-name="Table15.A2" office:value-type="string">
            <text:p text:style-name="P24"><text:span text:style-name="T22">('Java', 'Python')</text:span></text:p>
          </table:table-cell>
          <table:table-cell table:style-name="Table15.A2" office:value-type="string">
            <text:p text:style-name="P24"><text:span text:style-name="T22">Slicing fetches sections</text:span></text:p>
          </table:table-cell>
        </table:table-row>
      </table:table>
      <text:h text:style-name="P7" text:outline-level="2"><text:span text:style-name="T3">No Enclosing Delimiters</text:span></text:h>
      <text:p text:style-name="P10"><text:span text:style-name="T14">No enclosing Delimiters is any set of multiple objects, comma-separated, written without identifying symbols, i.e., brackets for lists, parentheses for tuples, etc., default to tuples, as indicated in these short examples.</text:span></text:p>
      <text:h text:style-name="P7" text:outline-level="2"><text:span text:style-name="T3">Built-in Tuple Functions</text:span></text:h>
      <text:p text:style-name="P23"><text:span text:style-name="T10">Python includes the following tuple functions −</text:span></text:p>
      <table:table table:name="Table16" table:style-name="Table16">
        <table:table-column table:style-name="Table16.A"/>
        <table:table-column table:style-name="Table16.B"/>
        <table:table-row table:style-name="Table16.1">
          <table:table-cell table:style-name="Table16.A1" office:value-type="string">
            <text:p text:style-name="P24"><text:span text:style-name="T20">Sr.</text:span></text:p>
          </table:table-cell>
          <table:table-cell table:style-name="Table16.A1" office:value-type="string">
            <text:p text:style-name="P24"><text:span text:style-name="T20">Function &amp; Description</text:span></text:p>
          </table:table-cell>
        </table:table-row>
        <table:table-row table:style-name="Table16.1">
          <table:table-cell table:style-name="Table16.A2" office:value-type="string">
            <text:p text:style-name="P25"><text:span text:style-name="T22">1</text:span></text:p>
          </table:table-cell>
          <table:table-cell table:style-name="Table16.A2" office:value-type="string">
            <text:p text:style-name="P25"><text:a xlink:type="simple" xlink:href="https://www.tutorialspoint.com/python3/tuple_cmp.htm" text:style-name="Internet_20_link" text:visited-style-name="Visited_20_Internet_20_Link"><text:span text:style-name="T34">cmp(tuple1, tuple2)</text:span></text:a><text:span text:style-name="T22"> : </text:span><text:span text:style-name="T8">Compares elements of both tuples.</text:span></text:p>
          </table:table-cell>
        </table:table-row>
        <table:table-row table:style-name="Table16.1">
          <table:table-cell table:style-name="Table16.A2" office:value-type="string">
            <text:p text:style-name="P25"><text:span text:style-name="T22">2</text:span></text:p>
          </table:table-cell>
          <table:table-cell table:style-name="Table16.A2" office:value-type="string">
            <text:p text:style-name="P25"><text:a xlink:type="simple" xlink:href="https://www.tutorialspoint.com/python3/tuple_len.htm" text:style-name="Internet_20_link" text:visited-style-name="Visited_20_Internet_20_Link"><text:span text:style-name="T34">len(tuple)</text:span></text:a><text:span text:style-name="T22"> : </text:span><text:span text:style-name="T8">Gives the total length of the tuple.</text:span></text:p>
          </table:table-cell>
        </table:table-row>
        <table:table-row table:style-name="Table16.1">
          <table:table-cell table:style-name="Table16.A2" office:value-type="string">
            <text:p text:style-name="P25"><text:span text:style-name="T22">3</text:span></text:p>
          </table:table-cell>
          <table:table-cell table:style-name="Table16.A2" office:value-type="string">
            <text:p text:style-name="P25"><text:a xlink:type="simple" xlink:href="https://www.tutorialspoint.com/python3/tuple_max.htm" text:style-name="Internet_20_link" text:visited-style-name="Visited_20_Internet_20_Link"><text:span text:style-name="T34">max(tuple)</text:span></text:a><text:span text:style-name="T22"> : </text:span><text:span text:style-name="T8">Returns item from the tuple with max value.</text:span></text:p>
          </table:table-cell>
        </table:table-row>
        <table:table-row table:style-name="Table16.1">
          <table:table-cell table:style-name="Table16.A2" office:value-type="string">
            <text:p text:style-name="P25"><text:span text:style-name="T22">4</text:span></text:p>
          </table:table-cell>
          <table:table-cell table:style-name="Table16.A2" office:value-type="string">
            <text:p text:style-name="P25"><text:a xlink:type="simple" xlink:href="https://www.tutorialspoint.com/python3/tuple_min.htm" text:style-name="Internet_20_link" text:visited-style-name="Visited_20_Internet_20_Link"><text:span text:style-name="T34">min(tuple)</text:span></text:a><text:span text:style-name="T22"> : </text:span><text:span text:style-name="T8">Returns item from the tuple with min value.</text:span></text:p>
          </table:table-cell>
        </table:table-row>
        <table:table-row table:style-name="Table16.6">
          <table:table-cell table:style-name="Table16.A2" office:value-type="string">
            <text:p text:style-name="P25"><text:span text:style-name="T22">5</text:span></text:p>
          </table:table-cell>
          <table:table-cell table:style-name="Table16.A2" office:value-type="string">
            <text:p text:style-name="P25"><text:a xlink:type="simple" xlink:href="https://www.tutorialspoint.com/python3/tuple_tuple.htm" text:style-name="Internet_20_link" text:visited-style-name="Visited_20_Internet_20_Link"><text:span text:style-name="T34">tuple(seq)</text:span></text:a><text:span text:style-name="T22"> : </text:span><text:span text:style-name="T8">Converts a list into tuple.</text:span></text:p>
          </table:table-cell>
        </table:table-row>
      </table:table>
      <text:p text:style-name="P28"/>
      <text:p text:style-name="P26"/>
      <text:p text:style-name="P25"><text:span text:style-name="T2">[C] Dictionary </text:span></text:p>
      <text:p text:style-name="P26"/>
      <text:p text:style-name="P25"><text:span text:style-name="T9">Dictionary in Python is an unordered collection of data values, used to store data values like a map, which unlike other Data Types that hold only single value as an element, Dictionary holds key:value pair. Key value is provided in the dictionary to make it more optimized. Each key-value pair in a Dictionary is separated by a colon :, whereas each key is separated by a ‘comma’.</text:span></text:p>
      <text:p text:style-name="P27"/>
      <text:p text:style-name="P25"><text:span text:style-name="T2">A Dictionary</text:span><text:span text:style-name="T9"> in Python works similar to the Dictionary in a real world. Keys of a Dictionary must be unique and of immutable data type such as Strings, Integers and tuples, but the key-values can be repeated and be of any type.</text:span></text:p>
      <text:p text:style-name="P27"/>
      <text:p text:style-name="P23"><text:span text:style-name="T10">Note – Keys in a dictionary doesn’t allows Polymorphism.</text:span></text:p>
      <text:p text:style-name="P27"/>
      <text:p text:style-name="P25"><text:span text:style-name="T9">In Python, a Dictionary can be created by placing sequence of elements within curly {} braces, separated by ‘comma’. Dictionary holds a pair of values, one being the Key and the other corresponding pair element being its Key:value. Values in a dictionary can be of any datatype and can be duplicated, whereas keys can’t be repeated and must be immutable.</text:span></text:p>
      <text:p text:style-name="P27"/>
      <text:p text:style-name="P25"><text:span text:style-name="T2">Dictionary</text:span><text:span text:style-name="T9"> can also be created by the built-in function dict(). An empty dictionary can be created by just placing to curly braces{}.</text:span></text:p>
      <text:p text:style-name="P27"/>
      <text:p text:style-name="P25"><text:span text:style-name="T9">Note – Dictionary keys are case sensitive, same name but different cases of Key will be treated distinctly.</text:span></text:p>
      <text:p text:style-name="P25"><text:span text:style-name="T3"/></text:p>
      <text:p text:style-name="P26"><text:soft-page-break/></text:p>
      <text:p text:style-name="P25"><text:span text:style-name="T2">[D] Array : </text:span><text:span text:style-name="T9">Arrays are used to store multiple values in one single variable:</text:span></text:p>
      <text:p text:style-name="P27"/>
      <text:p text:style-name="P25"><text:span text:style-name="T9">Example : Create an array containing car names:</text:span></text:p>
      <text:p text:style-name="P27"/>
      <text:p text:style-name="P25"><text:span text:style-name="T9">cars = ["Ford", "Volvo", "BMW"]</text:span></text:p>
      <text:p text:style-name="P27"/>
      <text:p text:style-name="P25"><text:span text:style-name="T2">What is an Array?</text:span></text:p>
      <text:p text:style-name="P27"/>
      <text:p text:style-name="P25"><text:span text:style-name="T9">An array is a special variable, which can hold more than one value at a time.</text:span></text:p>
      <text:p text:style-name="P27"/>
      <text:p text:style-name="P25"><text:span text:style-name="T9">If you have a list of items (a list of car names, for example), storing the cars in single variables could look like this:</text:span></text:p>
      <text:p text:style-name="P27"/>
      <text:p text:style-name="P25"><text:span text:style-name="T9">car1 = "Ford"</text:span></text:p>
      <text:p text:style-name="P25"><text:span text:style-name="T9">car2 = "Volvo"</text:span></text:p>
      <text:p text:style-name="P25"><text:span text:style-name="T9">car3 = "BMW"</text:span></text:p>
      <text:p text:style-name="P27"/>
      <text:p text:style-name="P25"><text:span text:style-name="T9">However, what if you want to loop through the cars and find a specific one? And what if you had not 3 cars, but 300?</text:span></text:p>
      <text:p text:style-name="P27"/>
      <text:p text:style-name="P25"><text:span text:style-name="T9">The solution is an array!</text:span></text:p>
      <text:p text:style-name="P27"/>
      <text:p text:style-name="P25"><text:span text:style-name="T9">An array can hold many values under a single name, and you can access the values by referring to an index number.</text:span></text:p>
      <text:p text:style-name="P27"/>
      <text:p text:style-name="P25"><text:span text:style-name="T2">Access the Elements of an Array</text:span></text:p>
      <text:p text:style-name="P25"><text:span text:style-name="T9">You refer to an array element by referring to the index number.</text:span></text:p>
      <text:p text:style-name="P26"/>
      <text:p text:style-name="P26"/>
      <text:h text:style-name="P9" text:outline-level="2"><text:span text:style-name="T3">Array Methods</text:span><text:span text:style-name="T17"> :</text:span><text:span text:style-name="T18"> </text:span><text:span text:style-name="T13">Python has a set of built-in methods that you can use on lists/arrays.</text:span></text:h>
      <table:table table:name="Table17" table:style-name="Table17">
        <table:table-column table:style-name="Table17.A"/>
        <table:table-column table:style-name="Table17.B"/>
        <table:table-row table:style-name="Table17.1">
          <table:table-cell table:style-name="Table17.A1" office:value-type="string">
            <text:p text:style-name="P25"><text:span text:style-name="T3">Method</text:span></text:p>
          </table:table-cell>
          <table:table-cell table:style-name="Table17.B1" office:value-type="string">
            <text:p text:style-name="P25"><text:span text:style-name="T3">Description</text:span></text:p>
          </table:table-cell>
        </table:table-row>
        <table:table-row table:style-name="Table17.1">
          <table:table-cell table:style-name="Table17.A2" office:value-type="string">
            <text:p text:style-name="P25"><text:a xlink:type="simple" xlink:href="https://www.w3schools.com/python/ref_list_append.asp" text:style-name="Internet_20_link" text:visited-style-name="Visited_20_Internet_20_Link"><text:span text:style-name="T12">append()</text:span></text:a></text:p>
          </table:table-cell>
          <table:table-cell table:style-name="Table17.B2" office:value-type="string">
            <text:p text:style-name="P25"><text:span text:style-name="T8">Adds an element at the end of the list</text:span></text:p>
          </table:table-cell>
        </table:table-row>
        <table:table-row table:style-name="Table17.1">
          <table:table-cell table:style-name="Table17.A1" office:value-type="string">
            <text:p text:style-name="P25"><text:a xlink:type="simple" xlink:href="https://www.w3schools.com/python/ref_list_clear.asp" text:style-name="Internet_20_link" text:visited-style-name="Visited_20_Internet_20_Link"><text:span text:style-name="T12">clear()</text:span></text:a></text:p>
          </table:table-cell>
          <table:table-cell table:style-name="Table17.B1" office:value-type="string">
            <text:p text:style-name="P25"><text:span text:style-name="T8">Removes all the elements from the list</text:span></text:p>
          </table:table-cell>
        </table:table-row>
        <table:table-row table:style-name="Table17.1">
          <table:table-cell table:style-name="Table17.A2" office:value-type="string">
            <text:p text:style-name="P25"><text:a xlink:type="simple" xlink:href="https://www.w3schools.com/python/ref_list_copy.asp" text:style-name="Internet_20_link" text:visited-style-name="Visited_20_Internet_20_Link"><text:span text:style-name="T12">copy()</text:span></text:a></text:p>
          </table:table-cell>
          <table:table-cell table:style-name="Table17.B2" office:value-type="string">
            <text:p text:style-name="P25"><text:span text:style-name="T8">Returns a copy of the list</text:span></text:p>
          </table:table-cell>
        </table:table-row>
        <table:table-row table:style-name="Table17.1">
          <table:table-cell table:style-name="Table17.A1" office:value-type="string">
            <text:p text:style-name="P25"><text:a xlink:type="simple" xlink:href="https://www.w3schools.com/python/ref_list_count.asp" text:style-name="Internet_20_link" text:visited-style-name="Visited_20_Internet_20_Link"><text:span text:style-name="T12">count()</text:span></text:a></text:p>
          </table:table-cell>
          <table:table-cell table:style-name="Table17.B1" office:value-type="string">
            <text:p text:style-name="P25"><text:span text:style-name="T8">Returns the number of elements with the specified value</text:span></text:p>
          </table:table-cell>
        </table:table-row>
        <table:table-row table:style-name="Table17.1">
          <table:table-cell table:style-name="Table17.A2" office:value-type="string">
            <text:p text:style-name="P25"><text:a xlink:type="simple" xlink:href="https://www.w3schools.com/python/ref_list_extend.asp" text:style-name="Internet_20_link" text:visited-style-name="Visited_20_Internet_20_Link"><text:span text:style-name="T12">extend()</text:span></text:a></text:p>
          </table:table-cell>
          <table:table-cell table:style-name="Table17.B2" office:value-type="string">
            <text:p text:style-name="P25"><text:span text:style-name="T8">Add the elements of a list (or any iterable), to the end of the current list</text:span></text:p>
          </table:table-cell>
        </table:table-row>
        <table:table-row table:style-name="Table17.1">
          <table:table-cell table:style-name="Table17.A1" office:value-type="string">
            <text:p text:style-name="P25"><text:a xlink:type="simple" xlink:href="https://www.w3schools.com/python/ref_list_index.asp" text:style-name="Internet_20_link" text:visited-style-name="Visited_20_Internet_20_Link"><text:span text:style-name="T12">index()</text:span></text:a></text:p>
          </table:table-cell>
          <table:table-cell table:style-name="Table17.B1" office:value-type="string">
            <text:p text:style-name="P25"><text:span text:style-name="T8">Returns the index of the first element with the specified value</text:span></text:p>
          </table:table-cell>
        </table:table-row>
        <table:table-row table:style-name="Table17.1">
          <table:table-cell table:style-name="Table17.A2" office:value-type="string">
            <text:p text:style-name="P25"><text:a xlink:type="simple" xlink:href="https://www.w3schools.com/python/ref_list_insert.asp" text:style-name="Internet_20_link" text:visited-style-name="Visited_20_Internet_20_Link"><text:span text:style-name="T12">insert()</text:span></text:a></text:p>
          </table:table-cell>
          <table:table-cell table:style-name="Table17.B2" office:value-type="string">
            <text:p text:style-name="P25"><text:span text:style-name="T8">Adds an element at the specified position</text:span></text:p>
          </table:table-cell>
        </table:table-row>
        <text:soft-page-break/>
        <table:table-row table:style-name="Table17.1">
          <table:table-cell table:style-name="Table17.A1" office:value-type="string">
            <text:p text:style-name="P25"><text:a xlink:type="simple" xlink:href="https://www.w3schools.com/python/ref_list_pop.asp" text:style-name="Internet_20_link" text:visited-style-name="Visited_20_Internet_20_Link"><text:span text:style-name="T12">pop()</text:span></text:a></text:p>
          </table:table-cell>
          <table:table-cell table:style-name="Table17.B1" office:value-type="string">
            <text:p text:style-name="P25"><text:span text:style-name="T8">Removes the element at the specified position</text:span></text:p>
          </table:table-cell>
        </table:table-row>
        <table:table-row table:style-name="Table17.1">
          <table:table-cell table:style-name="Table17.A2" office:value-type="string">
            <text:p text:style-name="P25"><text:a xlink:type="simple" xlink:href="https://www.w3schools.com/python/ref_list_remove.asp" text:style-name="Internet_20_link" text:visited-style-name="Visited_20_Internet_20_Link"><text:span text:style-name="T12">remove()</text:span></text:a></text:p>
          </table:table-cell>
          <table:table-cell table:style-name="Table17.B2" office:value-type="string">
            <text:p text:style-name="P25"><text:span text:style-name="T8">Removes the first item with the specified value</text:span></text:p>
          </table:table-cell>
        </table:table-row>
        <table:table-row table:style-name="Table17.1">
          <table:table-cell table:style-name="Table17.A1" office:value-type="string">
            <text:p text:style-name="P25"><text:a xlink:type="simple" xlink:href="https://www.w3schools.com/python/ref_list_reverse.asp" text:style-name="Internet_20_link" text:visited-style-name="Visited_20_Internet_20_Link"><text:span text:style-name="T12">reverse()</text:span></text:a></text:p>
          </table:table-cell>
          <table:table-cell table:style-name="Table17.B1" office:value-type="string">
            <text:p text:style-name="P25"><text:span text:style-name="T8">Reverses the order of the list</text:span></text:p>
          </table:table-cell>
        </table:table-row>
        <table:table-row table:style-name="Table17.12">
          <table:table-cell table:style-name="Table17.A2" office:value-type="string">
            <text:p text:style-name="P25"><text:a xlink:type="simple" xlink:href="https://www.w3schools.com/python/ref_list_sort.asp" text:style-name="Internet_20_link" text:visited-style-name="Visited_20_Internet_20_Link"><text:span text:style-name="T12">sort()</text:span></text:a></text:p>
          </table:table-cell>
          <table:table-cell table:style-name="Table17.B2" office:value-type="string">
            <text:p text:style-name="P25"><text:span text:style-name="T8">Sorts the list</text:span></text:p>
          </table:table-cell>
        </table:table-row>
      </table:table>
      <text:p text:style-name="P26"/>
      <text:p text:style-name="P34"><text:span text:style-name="T1"/></text:p>
      <text:p text:style-name="P35"><text:span text:style-name="T19">Problem definitions:</text:span></text:p>
      <text:p text:style-name="P36"><text:span text:style-name="T37">a) <text:s/></text:span><text:span text:style-name="T38">Write a Python program to get the smallest and largest number from a list.</text:span></text:p>
      <text:p text:style-name="P11"><text:span text:style-name="T36"/></text:p>
      <text:p text:style-name="P12"><text:span text:style-name="T36">Code: </text:span></text:p>
      <text:p text:style-name="P13"><text:span text:style-name="T38"><text:tab/># Write a Python program to get the smallest and largest number from a list.</text:span></text:p>
      <text:p text:style-name="P13"><text:span text:style-name="T38"/></text:p>
      <text:p text:style-name="P13"><text:span text:style-name="T38"><text:tab/>numbers = [123,4,234,13,40,11]</text:span></text:p>
      <text:p text:style-name="P13"><text:span text:style-name="T38"/></text:p>
      <text:p text:style-name="P13"><text:span text:style-name="T38"><text:tab/>print("largest number in a list is: " + str(max(numbers)))</text:span></text:p>
      <text:p text:style-name="P13"><text:span text:style-name="T38"><text:tab/>print("smallest number in a list is: " + str(min(numbers)))</text:span></text:p>
      <text:p text:style-name="P13"><text:span text:style-name="T38"/></text:p>
      <text:p text:style-name="P14"><text:span text:style-name="T38">Output:</text:span></text:p>
      <text:p text:style-name="Standard"/>
      <text:p text:style-name="P15"><text:tab/>largest number in a list is: 234</text:p>
      <text:p text:style-name="P15"><text:tab/>smallest number in a list is: 4</text:p>
      <text:p text:style-name="P15"/>
      <text:p text:style-name="P15"/>
      <text:p text:style-name="P16">b) <text:span text:style-name="T39">Write a Python program to count the number of strings where the string length is 2 or more and the first and last character are same from a given list of strings</text:span></text:p>
      <text:p text:style-name="P16"><text:span text:style-name="T39"/></text:p>
      <text:p text:style-name="P17"><text:span text:style-name="T39">Code:</text:span></text:p>
      <text:p text:style-name="P20"><text:span text:style-name="T39"><text:tab/>def match_words(words):</text:span></text:p>
      <text:p text:style-name="P20"><text:span text:style-name="T39"><text:s/><text:tab/>ctr = 0</text:span></text:p>
      <text:p text:style-name="P20"><text:span text:style-name="T39"/></text:p>
      <text:p text:style-name="P20"><text:span text:style-name="T39"><text:s text:c="2"/><text:tab/>for word in words:</text:span></text:p>
      <text:p text:style-name="P20"><text:span text:style-name="T39"><text:s text:c="2"/><text:tab/> <text:s/>if len(word) &gt; 1 and word[0] == word[-1]:</text:span></text:p>
      <text:p text:style-name="P20"><text:span text:style-name="T39"><text:s text:c="2"/><text:tab/> <text:s text:c="3"/>ctr += 1</text:span></text:p>
      <text:p text:style-name="P20"><text:span text:style-name="T39"><text:s text:c="2"/><text:tab/>return ctr</text:span></text:p>
      <text:p text:style-name="P20"><text:span text:style-name="T39"/></text:p>
      <text:p text:style-name="P20"><text:span text:style-name="T39"><text:tab/>print(match_words(['abc', 'xyz', 'aba', '1221', 'afffffa', 'naman']))</text:span></text:p>
      <text:p text:style-name="P20"><text:span text:style-name="T39"/></text:p>
      <text:p text:style-name="P18"><text:span text:style-name="T39">Output:</text:span><text:span text:style-name="T40"> 4</text:span></text:p>
      <text:p text:style-name="P18"><text:span text:style-name="T40"/></text:p>
      <text:p text:style-name="P18"><text:span text:style-name="T40">c) Write a Python program to create a tuple and perform <text:s/>operations on it.</text:span></text:p>
      <text:p text:style-name="P18"><text:span text:style-name="T40"/></text:p>
      <text:p text:style-name="P18"><text:soft-page-break/><text:span text:style-name="T39">Code:</text:span></text:p>
      <text:p text:style-name="P21"><text:span text:style-name="T39"># Write a Python program to create a tuple and perform <text:s/>operations on it.</text:span></text:p>
      <text:p text:style-name="P21"><text:span text:style-name="T39"/></text:p>
      <text:p text:style-name="P21"><text:span text:style-name="T39">thistuple = ("apple", "cherry", "mango", "orange", "kiwi")</text:span></text:p>
      <text:p text:style-name="P21"><text:span text:style-name="T39"/></text:p>
      <text:p text:style-name="P21"><text:span text:style-name="T39">print ("----------------slicing in tuple----------------")</text:span></text:p>
      <text:p text:style-name="P21"><text:span text:style-name="T39">print (thistuple[0:2])</text:span></text:p>
      <text:p text:style-name="P21"><text:span text:style-name="T39">print (thistuple[-4:-1])</text:span></text:p>
      <text:p text:style-name="P21"><text:span text:style-name="T39">print()</text:span></text:p>
      <text:p text:style-name="P21"><text:span text:style-name="T39"/></text:p>
      <text:p text:style-name="P21"><text:span text:style-name="T39">print ("----------------changing value in tuple by using constructor----------------")</text:span></text:p>
      <text:p text:style-name="P21"><text:span text:style-name="T39">temp = list(thistuple)</text:span></text:p>
      <text:p text:style-name="P21"><text:span text:style-name="T39">temp[0] = "lemon"</text:span></text:p>
      <text:p text:style-name="P21"><text:span text:style-name="T39">thistuple = list(temp)</text:span></text:p>
      <text:p text:style-name="P21"><text:span text:style-name="T39">print (thistuple)</text:span></text:p>
      <text:p text:style-name="P21"><text:span text:style-name="T39">print()</text:span></text:p>
      <text:p text:style-name="P21"><text:span text:style-name="T39"/></text:p>
      <text:p text:style-name="P21"><text:span text:style-name="T39">print ("--------------looping through tuple----------------")</text:span></text:p>
      <text:p text:style-name="P21"><text:span text:style-name="T39">for x in thistuple:</text:span></text:p>
      <text:p text:style-name="P21"><text:span text:style-name="T39"><text:tab/>print(x)</text:span></text:p>
      <text:p text:style-name="P21"><text:span text:style-name="T39"/></text:p>
      <text:p text:style-name="P21"><text:span text:style-name="T39">print()</text:span></text:p>
      <text:p text:style-name="P21"><text:span text:style-name="T39"/></text:p>
      <text:p text:style-name="P21"><text:span text:style-name="T39"/></text:p>
      <text:p text:style-name="P21"><text:span text:style-name="T39">print ("--------------------tuple length---------------------")</text:span></text:p>
      <text:p text:style-name="P21"><text:span text:style-name="T39">print(len(thistuple))</text:span></text:p>
      <text:p text:style-name="P21"><text:span text:style-name="T39">print()</text:span></text:p>
      <text:p text:style-name="P21"><text:span text:style-name="T39"/></text:p>
      <text:p text:style-name="P21"><text:span text:style-name="T39">print ("--------------------Add item in tuple----------------")</text:span></text:p>
      <text:p text:style-name="P21"><text:span text:style-name="T39">print("cant add item in tuples")</text:span></text:p>
      <text:p text:style-name="P21"><text:span text:style-name="T39">print()</text:span></text:p>
      <text:p text:style-name="P21"><text:span text:style-name="T39"/></text:p>
      <text:p text:style-name="P21"><text:span text:style-name="T39">print ("---------------------deleting tuple-------------------")</text:span></text:p>
      <text:p text:style-name="P21"><text:span text:style-name="T39">print ("del thistuple :-- this will delete the tuple.")</text:span></text:p>
      <text:p text:style-name="P21"><text:span text:style-name="T39">print()</text:span></text:p>
      <text:p text:style-name="P21"><text:span text:style-name="T39"/></text:p>
      <text:p text:style-name="P21"><text:span text:style-name="T39">print ("--------------------joining two tuple--------------------")</text:span></text:p>
      <text:p text:style-name="P21"><text:span text:style-name="T39">t1 = (1,3,4)</text:span></text:p>
      <text:p text:style-name="P21"><text:span text:style-name="T39">t2 = (123,12435,1243)</text:span></text:p>
      <text:p text:style-name="P21"><text:span text:style-name="T39"/></text:p>
      <text:p text:style-name="P21"><text:span text:style-name="T39">t3 = t1 + t2</text:span></text:p>
      <text:p text:style-name="P21"><text:span text:style-name="T39">print (t3)</text:span></text:p>
      <text:p text:style-name="P21"><text:span text:style-name="T39">print()</text:span></text:p>
      <text:p text:style-name="P21"><text:span text:style-name="T39"/></text:p>
      <text:p text:style-name="P18"><text:span text:style-name="T39"/></text:p>
      <text:p text:style-name="P18"><text:soft-page-break/><text:span text:style-name="T39">Output:</text:span><text:span text:style-name="T40"> </text:span></text:p>
      <text:p text:style-name="P18"><text:span text:style-name="T40">----------------slicing in tuple----------------</text:span></text:p>
      <text:p text:style-name="P18"><text:span text:style-name="T40">('apple', 'cherry')</text:span></text:p>
      <text:p text:style-name="P18"><text:span text:style-name="T40">('cherry', 'mango', 'orange')</text:span></text:p>
      <text:p text:style-name="P18"><text:span text:style-name="T40"/></text:p>
      <text:p text:style-name="P18"><text:span text:style-name="T40">----------------changing value in tuple by using constructor----------------</text:span></text:p>
      <text:p text:style-name="P18"><text:span text:style-name="T40">['lemon', 'cherry', 'mango', 'orange', 'kiwi']</text:span></text:p>
      <text:p text:style-name="P18"><text:span text:style-name="T40"/></text:p>
      <text:p text:style-name="P18"><text:span text:style-name="T40">--------------looping through tuple----------------</text:span></text:p>
      <text:p text:style-name="P18"><text:span text:style-name="T40">lemon</text:span></text:p>
      <text:p text:style-name="P18"><text:span text:style-name="T40">cherry</text:span></text:p>
      <text:p text:style-name="P18"><text:span text:style-name="T40">mango</text:span></text:p>
      <text:p text:style-name="P18"><text:span text:style-name="T40">orange</text:span></text:p>
      <text:p text:style-name="P18"><text:span text:style-name="T40">kiwi</text:span></text:p>
      <text:p text:style-name="P18"><text:span text:style-name="T40"/></text:p>
      <text:p text:style-name="P18"><text:span text:style-name="T40">--------------------tuple length---------------------</text:span></text:p>
      <text:p text:style-name="P18"><text:span text:style-name="T40">5</text:span></text:p>
      <text:p text:style-name="P18"><text:span text:style-name="T40"/></text:p>
      <text:p text:style-name="P18"><text:span text:style-name="T40">--------------------Add item in tuple----------------</text:span></text:p>
      <text:p text:style-name="P18"><text:span text:style-name="T40">cant add item in tuples</text:span></text:p>
      <text:p text:style-name="P18"><text:span text:style-name="T40"/></text:p>
      <text:p text:style-name="P18"><text:span text:style-name="T40">---------------------deleting tuple-------------------</text:span></text:p>
      <text:p text:style-name="P18"><text:span text:style-name="T40">del thistuple :-- this will delete the tuple.</text:span></text:p>
      <text:p text:style-name="P18"><text:span text:style-name="T40"/></text:p>
      <text:p text:style-name="P18"><text:span text:style-name="T40">--------------------joining two tuple--------------------</text:span></text:p>
      <text:p text:style-name="P18"><text:span text:style-name="T40">(1, 3, 4, 123, 12435, 1243)</text:span></text:p>
      <text:p text:style-name="P21"><text:span text:style-name="T39"/></text:p>
      <text:p text:style-name="P21"><text:span text:style-name="T39"/></text:p>
      <text:p text:style-name="P22"><text:span text:style-name="T39">d) Write a Python program to create a dictionary and perform <text:s/>operations on it.</text:span></text:p>
      <text:p text:style-name="P22"><text:span text:style-name="T39"/></text:p>
      <text:p text:style-name="P19"><text:span text:style-name="T39">Code:</text:span></text:p>
      <text:p text:style-name="P22"><text:span text:style-name="T39">thisdict = {</text:span></text:p>
      <text:p text:style-name="P22"><text:span text:style-name="T39"><text:s text:c="4"/>"Brand" : "Ford",</text:span></text:p>
      <text:p text:style-name="P22"><text:span text:style-name="T39"><text:s text:c="4"/>"Model" : "Mustang",</text:span></text:p>
      <text:p text:style-name="P22"><text:span text:style-name="T39"><text:s text:c="4"/>"year" : 1964</text:span></text:p>
      <text:p text:style-name="P22"><text:span text:style-name="T39">}</text:span></text:p>
      <text:p text:style-name="P22"><text:span text:style-name="T39"/></text:p>
      <text:p text:style-name="P22"><text:span text:style-name="T39">print ("-------------Accessing item----------------")</text:span></text:p>
      <text:p text:style-name="P22"><text:span text:style-name="T39">print (thisdict["Brand"])</text:span></text:p>
      <text:p text:style-name="P22"><text:span text:style-name="T39">print ()</text:span></text:p>
      <text:p text:style-name="P22"><text:span text:style-name="T39"/></text:p>
      <text:p text:style-name="P22"><text:span text:style-name="T39">print ("-------------Changing values----------------")</text:span></text:p>
      <text:p text:style-name="P22"><text:span text:style-name="T39">thisdict["year"] = "2020"</text:span></text:p>
      <text:p text:style-name="P22"><text:span text:style-name="T39">print (thisdict)</text:span></text:p>
      <text:p text:style-name="P22"><text:span text:style-name="T39">print ()</text:span></text:p>
      <text:p text:style-name="P22"><text:soft-page-break/><text:span text:style-name="T39"/></text:p>
      <text:p text:style-name="P22"><text:span text:style-name="T39">print ("-------------Looping through dictionary----------------")</text:span></text:p>
      <text:p text:style-name="P22"><text:span text:style-name="T39">for x in thisdict:</text:span></text:p>
      <text:p text:style-name="P22"><text:span text:style-name="T39"><text:s text:c="4"/>print (x)</text:span></text:p>
      <text:p text:style-name="P22"><text:span text:style-name="T39"/></text:p>
      <text:p text:style-name="P22"><text:span text:style-name="T39">print ()</text:span></text:p>
      <text:p text:style-name="P22"><text:span text:style-name="T39"/></text:p>
      <text:p text:style-name="P22"><text:span text:style-name="T39">print ("-------------Looping through dictionary (keys and values)----------------")</text:span></text:p>
      <text:p text:style-name="P22"><text:span text:style-name="T39">for x,y in thisdict.items():</text:span></text:p>
      <text:p text:style-name="P22"><text:span text:style-name="T39"><text:s text:c="4"/>print(x, y)</text:span></text:p>
      <text:p text:style-name="P22"><text:span text:style-name="T39"/></text:p>
      <text:p text:style-name="P22"><text:span text:style-name="T39">print ()</text:span></text:p>
      <text:p text:style-name="P22"><text:span text:style-name="T39"/></text:p>
      <text:p text:style-name="P22"><text:span text:style-name="T39">print ("-------------Dictionary length----------------")</text:span></text:p>
      <text:p text:style-name="P22"><text:span text:style-name="T39">print (len(thisdict))</text:span></text:p>
      <text:p text:style-name="P22"><text:span text:style-name="T39">print ()</text:span></text:p>
      <text:p text:style-name="P22"><text:span text:style-name="T39"/></text:p>
      <text:p text:style-name="P22"><text:span text:style-name="T39">print ("-------------Adding item in dictionary----------------")</text:span></text:p>
      <text:p text:style-name="P22"><text:span text:style-name="T39">thisdict["color"] = "red"</text:span></text:p>
      <text:p text:style-name="P22"><text:span text:style-name="T39">print (thisdict)</text:span></text:p>
      <text:p text:style-name="P22"><text:span text:style-name="T39">print ()</text:span></text:p>
      <text:p text:style-name="P22"><text:span text:style-name="T39"/></text:p>
      <text:p text:style-name="P22"><text:span text:style-name="T39">print ("-------------Removing item in dictionary----------------")</text:span></text:p>
      <text:p text:style-name="P22"><text:span text:style-name="T39">thisdict.pop("year")</text:span></text:p>
      <text:p text:style-name="P22"><text:span text:style-name="T39">print (thisdict)</text:span></text:p>
      <text:p text:style-name="P22"><text:span text:style-name="T39">print ()</text:span></text:p>
      <text:p text:style-name="P22"><text:span text:style-name="T39"/></text:p>
      <text:p text:style-name="P22"><text:span text:style-name="T39">print ("-------------Copy a Dictonary----------------")</text:span></text:p>
      <text:p text:style-name="P22"><text:span text:style-name="T39">copydict = thisdict.copy()</text:span></text:p>
      <text:p text:style-name="P22"><text:span text:style-name="T39">print (copydict)</text:span></text:p>
      <text:p text:style-name="P22"><text:span text:style-name="T39">print ()</text:span></text:p>
      <text:p text:style-name="P22"><text:span text:style-name="T39"/></text:p>
      <text:p text:style-name="P22"><text:span text:style-name="T39">print ("-------------Empty a Dictionary----------------")</text:span></text:p>
      <text:p text:style-name="P22"><text:span text:style-name="T39">thisdict.clear()</text:span></text:p>
      <text:p text:style-name="P22"><text:span text:style-name="T39">print (thisdict)</text:span></text:p>
      <text:p text:style-name="P22"><text:span text:style-name="T39">print ()</text:span></text:p>
      <text:p text:style-name="P22"><text:span text:style-name="T39"/></text:p>
      <text:p text:style-name="P22"><text:span text:style-name="T39">print ("-------------Nested dictionaries----------------")</text:span></text:p>
      <text:p text:style-name="P22"><text:span text:style-name="T39">myfamily = {</text:span></text:p>
      <text:p text:style-name="P22"><text:span text:style-name="T39"><text:s text:c="2"/>"child1" : {</text:span></text:p>
      <text:p text:style-name="P22"><text:span text:style-name="T39"><text:s text:c="4"/>"name" : "Emil",</text:span></text:p>
      <text:p text:style-name="P22"><text:span text:style-name="T39"><text:s text:c="4"/>"year" : 2004</text:span></text:p>
      <text:p text:style-name="P22"><text:span text:style-name="T39"><text:s text:c="2"/>},</text:span></text:p>
      <text:p text:style-name="P22"><text:span text:style-name="T39"><text:s text:c="2"/>"child2" : {</text:span></text:p>
      <text:p text:style-name="P22"><text:span text:style-name="T39"><text:s text:c="4"/>"name" : "Tobias",</text:span></text:p>
      <text:p text:style-name="P22"><text:soft-page-break/><text:span text:style-name="T39"><text:s text:c="4"/>"year" : 2007</text:span></text:p>
      <text:p text:style-name="P22"><text:span text:style-name="T39"><text:s text:c="2"/>},</text:span></text:p>
      <text:p text:style-name="P22"><text:span text:style-name="T39"><text:s text:c="2"/>"child3" : {</text:span></text:p>
      <text:p text:style-name="P22"><text:span text:style-name="T39"><text:s text:c="4"/>"name" : "Linus",</text:span></text:p>
      <text:p text:style-name="P22"><text:span text:style-name="T39"><text:s text:c="4"/>"year" : 2011</text:span></text:p>
      <text:p text:style-name="P22"><text:span text:style-name="T39"><text:s text:c="2"/>}</text:span></text:p>
      <text:p text:style-name="P22"><text:span text:style-name="T39">}</text:span></text:p>
      <text:p text:style-name="P22"><text:span text:style-name="T39"/></text:p>
      <text:p text:style-name="P22"><text:span text:style-name="T39">print (myfamily)</text:span></text:p>
      <text:p text:style-name="P22"><text:span text:style-name="T39"/></text:p>
      <text:p text:style-name="P19"><text:span text:style-name="T39">Output: </text:span></text:p>
      <text:p text:style-name="P19"><text:span text:style-name="T40">-------------Accessing item----------------</text:span></text:p>
      <text:p text:style-name="P19"><text:span text:style-name="T40">Ford</text:span></text:p>
      <text:p text:style-name="P19"><text:span text:style-name="T40"/></text:p>
      <text:p text:style-name="P19"><text:span text:style-name="T40">-------------Changing values----------------</text:span></text:p>
      <text:p text:style-name="P19"><text:span text:style-name="T40">{'Brand': 'Ford', 'Model': 'Mustang', 'year': '2020'}</text:span></text:p>
      <text:p text:style-name="P19"><text:span text:style-name="T40"/></text:p>
      <text:p text:style-name="P19"><text:span text:style-name="T40">-------------Looping through dictionary----------------</text:span></text:p>
      <text:p text:style-name="P19"><text:span text:style-name="T40">Brand</text:span></text:p>
      <text:p text:style-name="P19"><text:span text:style-name="T40">Model</text:span></text:p>
      <text:p text:style-name="P19"><text:span text:style-name="T40">year</text:span></text:p>
      <text:p text:style-name="P19"><text:span text:style-name="T40"/></text:p>
      <text:p text:style-name="P19"><text:span text:style-name="T40">-------------Looping through dictionary (keys and values)----------------</text:span></text:p>
      <text:p text:style-name="P19"><text:span text:style-name="T40">Brand Ford</text:span></text:p>
      <text:p text:style-name="P19"><text:span text:style-name="T40">Model Mustang</text:span></text:p>
      <text:p text:style-name="P19"><text:span text:style-name="T40">year 2020</text:span></text:p>
      <text:p text:style-name="P19"><text:span text:style-name="T40"/></text:p>
      <text:p text:style-name="P19"><text:span text:style-name="T40">-------------Dictionary length----------------</text:span></text:p>
      <text:p text:style-name="P19"><text:span text:style-name="T40">3</text:span></text:p>
      <text:p text:style-name="P19"><text:span text:style-name="T40"/></text:p>
      <text:p text:style-name="P19"><text:span text:style-name="T40">-------------Adding item in dictionary----------------</text:span></text:p>
      <text:p text:style-name="P19"><text:span text:style-name="T40">{'Brand': 'Ford', 'Model': 'Mustang', 'year': '2020', 'color': 'red'}</text:span></text:p>
      <text:p text:style-name="P19"><text:span text:style-name="T40"/></text:p>
      <text:p text:style-name="P19"><text:span text:style-name="T40">-------------Removing item in dictionary----------------</text:span></text:p>
      <text:p text:style-name="P19"><text:span text:style-name="T40">{'Brand': 'Ford', 'Model': 'Mustang', 'color': 'red'}</text:span></text:p>
      <text:p text:style-name="P19"><text:span text:style-name="T40"/></text:p>
      <text:p text:style-name="P19"><text:span text:style-name="T40">-------------Copy a Dictonary----------------</text:span></text:p>
      <text:p text:style-name="P19"><text:span text:style-name="T40">{'Brand': 'Ford', 'Model': 'Mustang', 'color': 'red'}</text:span></text:p>
      <text:p text:style-name="P19"><text:span text:style-name="T40"/></text:p>
      <text:p text:style-name="P19"><text:span text:style-name="T40">-------------Empty a Dictionary----------------</text:span></text:p>
      <text:p text:style-name="P19"><text:span text:style-name="T40">{}</text:span></text:p>
      <text:p text:style-name="P19"><text:span text:style-name="T40"/></text:p>
      <text:p text:style-name="P19"><text:span text:style-name="T40">-------------Nested dictionaries----------------</text:span></text:p>
      <text:p text:style-name="P19"><text:span text:style-name="T40">{'child1': {'name': 'Emil', 'year': 2004}, 'child2': {'name': 'Tobias', 'year': 2007}, 'child3': {'name': 'Linus', 'year': 2011}}</text:span></text:p>
      <text:p text:style-name="P19"><text:soft-page-break/><text:span text:style-name="T40"><text:tab/></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Normal_20__28_Web_29_" style:display-name="Normal (Web)" style:family="paragraph" style:parent-style-name="Standard" style:default-outline-level="">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com" style:family="text" style:parent-style-name="Default_20_Paragraph_20_Font"/>
    <style:style style:name="pln" style:family="text" style:parent-style-name="Default_20_Paragraph_20_Font"/>
    <style:style style:name="pun" style:family="text" style:parent-style-name="Default_20_Paragraph_20_Font"/>
    <style:style style:name="str" style:family="text" style:parent-style-name="Default_20_Paragraph_20_Font"/>
    <style:style style:name="lit" style:family="text" style:parent-style-name="Default_20_Paragraph_20_Font"/>
    <style:style style:name="kwd"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0T23:44:04.108901223</meta:creation-date>
    <meta:generator>LibreOffice/6.3.4.2$Linux_X86_64 LibreOffice_project/30$Build-2</meta:generator>
    <dc:date>2020-02-11T00:05:46.797032354</dc:date>
    <meta:editing-duration>PT21M39S</meta:editing-duration>
    <meta:editing-cycles>8</meta:editing-cycles>
    <meta:document-statistic meta:table-count="6" meta:image-count="0" meta:object-count="0" meta:page-count="13" meta:paragraph-count="380" meta:word-count="2324" meta:character-count="14544" meta:non-whitespace-character-count="12467"/>
  </office:meta>
</office:document-meta>
</file>